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2.7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transparent" fo:wrap-option="wrap"/>
    </style:style>
    <style:style style:name="ce1" style:family="table-cell" style:parent-style-name="Default">
      <style:table-cell-properties fo:wrap-option="wrap"/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5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51" table:default-cell-style-name="ce1"/>
        <table:table-row table:style-name="ro1">
          <table:table-cell table:number-columns-repeated="6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office:value-type="string" calcext:value-type="string">
            <text:p>designation</text:p>
          </table:table-cell>
          <table:table-cell table:style-name="ce2" office:value-type="string" calcext:value-type="string">
            <text:p>r_ohm_per_km</text:p>
          </table:table-cell>
          <table:table-cell table:style-name="ce2" office:value-type="string" calcext:value-type="string">
            <text:p>x_ohm_per_km</text:p>
          </table:table-cell>
          <table:table-cell table:style-name="ce2" office:value-type="string" calcext:value-type="string">
            <text:p>c_nf_per_km</text:p>
          </table:table-cell>
          <table:table-cell table:style-name="ce2" office:value-type="string" calcext:value-type="string">
            <text:p>max_i_k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0_ohm_per_km</text:p>
          </table:table-cell>
          <table:table-cell table:style-name="ce2" office:value-type="string" calcext:value-type="string">
            <text:p>x0_ohm_per_km</text:p>
          </table:table-cell>
          <table:table-cell table:style-name="ce2" office:value-type="string" calcext:value-type="string">
            <text:p>phase_sc_current_rating</text:p>
          </table:table-cell>
          <table:table-cell office:value-type="string" calcext:value-type="string">
            <text:p>cpe_sc_current_rating</text:p>
          </table:table-cell>
          <table:table-cell table:number-columns-repeated="46"/>
        </table:table-row>
        <table:table-row table:style-name="ro1">
          <table:table-cell table:number-columns-repeated="6"/>
          <table:table-cell table:style-name="ce2" office:value-type="string" calcext:value-type="string">
            <text:p>NAYY 4x50 SE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YY 4x50 SE</text:p>
          </table:table-cell>
          <table:table-cell table:style-name="ce2" office:value-type="float" office:value="0.642" calcext:value-type="float">
            <text:p>0.642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.142" calcext:value-type="float">
            <text:p>0.14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YY 4x120 SE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YY 4x120 SE</text:p>
          </table:table-cell>
          <table:table-cell table:style-name="ce2" office:value-type="float" office:value="0.225" calcext:value-type="float">
            <text:p>0.225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0.242" calcext:value-type="float">
            <text:p>0.24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YY 4x150 SE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YY 4x150 SE</text:p>
          </table:table-cell>
          <table:table-cell table:style-name="ce2" office:value-type="float" office:value="0.208" calcext:value-type="float">
            <text:p>0.208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95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95 RM/25 12/20 kV</text:p>
          </table:table-cell>
          <table:table-cell table:style-name="ce2" office:value-type="float" office:value="0.313" calcext:value-type="float">
            <text:p>0.313</text:p>
          </table:table-cell>
          <table:table-cell table:style-name="ce2" office:value-type="float" office:value="0.132" calcext:value-type="float">
            <text:p>0.132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0.252" calcext:value-type="float">
            <text:p>0.25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85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85 RM/25 12/20 kV</text:p>
          </table:table-cell>
          <table:table-cell table:style-name="ce2" office:value-type="float" office:value="0.161" calcext:value-type="float">
            <text:p>0.161</text:p>
          </table:table-cell>
          <table:table-cell table:style-name="ce2" office:value-type="float" office:value="0.117" calcext:value-type="float">
            <text:p>0.117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0.362" calcext:value-type="float">
            <text:p>0.36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240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240 RM/25 12/20 kV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112" calcext:value-type="float">
            <text:p>0.112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0.421" calcext:value-type="float">
            <text:p>0.421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95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95 RM/25 6/10 kV</text:p>
          </table:table-cell>
          <table:table-cell table:style-name="ce2" office:value-type="float" office:value="0.313" calcext:value-type="float">
            <text:p>0.313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0.249" calcext:value-type="float">
            <text:p>0.249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85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85 RM/25 6/10 kV</text:p>
          </table:table-cell>
          <table:table-cell table:style-name="ce2" office:value-type="float" office:value="0.161" calcext:value-type="float">
            <text:p>0.161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0.358" calcext:value-type="float">
            <text:p>0.358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240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240 RM/25 6/10 kV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105" calcext:value-type="float">
            <text:p>0.105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0.416" calcext:value-type="float">
            <text:p>0.416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50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50 RM/25 12/20 kV</text:p>
          </table:table-cell>
          <table:table-cell table:style-name="ce2" office:value-type="float" office:value="0.206" calcext:value-type="float">
            <text:p>0.206</text:p>
          </table:table-cell>
          <table:table-cell table:style-name="ce2" office:value-type="float" office:value="0.116" calcext:value-type="float">
            <text:p>0.11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319" calcext:value-type="float">
            <text:p>0.319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20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20 RM/25 12/20 kV</text:p>
          </table:table-cell>
          <table:table-cell table:style-name="ce2" office:value-type="float" office:value="0.253" calcext:value-type="float">
            <text:p>0.253</text:p>
          </table:table-cell>
          <table:table-cell table:style-name="ce2" office:value-type="float" office:value="0.119" calcext:value-type="float">
            <text:p>0.119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0.283" calcext:value-type="float">
            <text:p>0.283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70 RM/25 12/2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70 RM/25 12/20 kV</text:p>
          </table:table-cell>
          <table:table-cell table:style-name="ce2" office:value-type="float" office:value="0.443" calcext:value-type="float">
            <text:p>0.443</text:p>
          </table:table-cell>
          <table:table-cell table:style-name="ce2" office:value-type="float" office:value="0.132" calcext:value-type="float">
            <text:p>0.13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50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50 RM/25 6/10 kV</text:p>
          </table:table-cell>
          <table:table-cell table:style-name="ce2" office:value-type="float" office:value="0.206" calcext:value-type="float">
            <text:p>0.20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.315" calcext:value-type="float">
            <text:p>0.315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120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120 RM/25 6/10 kV</text:p>
          </table:table-cell>
          <table:table-cell table:style-name="ce2" office:value-type="float" office:value="0.253" calcext:value-type="float">
            <text:p>0.253</text:p>
          </table:table-cell>
          <table:table-cell table:style-name="ce2" office:value-type="float" office:value="0.113" calcext:value-type="float">
            <text:p>0.113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NA2XS2Y 1x70 RM/25 6/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A2XS2Y 1x70 RM/25 6/10 kV</text:p>
          </table:table-cell>
          <table:table-cell table:style-name="ce2" office:value-type="float" office:value="0.443" calcext:value-type="float">
            <text:p>0.443</text:p>
          </table:table-cell>
          <table:table-cell table:style-name="ce2" office:value-type="float" office:value="0.123" calcext:value-type="float">
            <text:p>0.123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0.217" calcext:value-type="float">
            <text:p>0.217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2">
          <table:table-cell table:number-columns-repeated="6"/>
          <table:table-cell table:style-name="ce2" office:value-type="string" calcext:value-type="string">
            <text:p>N2XS(FL)2Y 1x120 RM/35 64/1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2XS(FL)2Y 1x120 RM/35 64/110 kV</text:p>
          </table:table-cell>
          <table:table-cell table:style-name="ce2" office:value-type="float" office:value="0.153" calcext:value-type="float">
            <text:p>0.153</text:p>
          </table:table-cell>
          <table:table-cell table:style-name="ce2" office:value-type="float" office:value="0.166" calcext:value-type="float">
            <text:p>0.16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.366" calcext:value-type="float">
            <text:p>0.366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2">
          <table:table-cell table:number-columns-repeated="6"/>
          <table:table-cell table:style-name="ce2" office:value-type="string" calcext:value-type="string">
            <text:p>N2XS(FL)2Y 1x185 RM/35 64/1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2XS(FL)2Y 1x185 RM/35 64/110 kV</text:p>
          </table:table-cell>
          <table:table-cell table:style-name="ce2" office:value-type="float" office:value="0.099" calcext:value-type="float">
            <text:p>0.099</text:p>
          </table:table-cell>
          <table:table-cell table:style-name="ce2" office:value-type="float" office:value="0.156" calcext:value-type="float">
            <text:p>0.15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.457" calcext:value-type="float">
            <text:p>0.457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2">
          <table:table-cell table:number-columns-repeated="6"/>
          <table:table-cell table:style-name="ce2" office:value-type="string" calcext:value-type="string">
            <text:p>N2XS(FL)2Y 1x240 RM/35 64/1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2XS(FL)2Y 1x240 RM/35 64/110 kV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149" calcext:value-type="float">
            <text:p>0.149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0.526" calcext:value-type="float">
            <text:p>0.526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2">
          <table:table-cell table:number-columns-repeated="6"/>
          <table:table-cell table:style-name="ce2" office:value-type="string" calcext:value-type="string">
            <text:p>N2XS(FL)2Y 1x300 RM/35 64/110 kV</text:p>
          </table:table-cell>
          <table:table-cell table:style-name="ce2" office:value-type="string" calcext:value-type="string">
            <text:p>Underground Cable System</text:p>
          </table:table-cell>
          <table:table-cell table:style-name="ce2" office:value-type="string" calcext:value-type="string">
            <text:p>N2XS(FL)2Y 1x300 RM/35 64/110 kV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144" calcext:value-type="float">
            <text:p>0.144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0.588" calcext:value-type="float">
            <text:p>0.588</text:p>
          </table:table-cell>
          <table:table-cell table:style-name="ce2" office:value-type="string" calcext:value-type="string">
            <text:p>Under Groun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5-AL1/3-ST1A 0.4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5-AL1/3-ST1A 0.4</text:p>
          </table:table-cell>
          <table:table-cell table:style-name="ce2" office:value-type="float" office:value="1.8769" calcext:value-type="float">
            <text:p>1.8769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105" calcext:value-type="float">
            <text:p>0.10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24-AL1/4-ST1A 0.4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24-AL1/4-ST1A 0.4</text:p>
          </table:table-cell>
          <table:table-cell table:style-name="ce2" office:value-type="float" office:value="1.2012" calcext:value-type="float">
            <text:p>1.2012</text:p>
          </table:table-cell>
          <table:table-cell table:style-name="ce2" office:value-type="float" office:value="0.335" calcext:value-type="float">
            <text:p>0.335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8-AL1/8-ST1A 0.4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8-AL1/8-ST1A 0.4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94-AL1/15-ST1A 0.4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94-AL1/15-ST1A 0.4</text:p>
          </table:table-cell>
          <table:table-cell table:style-name="ce2" office:value-type="float" office:value="0.306" calcext:value-type="float">
            <text:p>0.306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34-AL1/6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34-AL1/6-ST1A 10.0</text:p>
          </table:table-cell>
          <table:table-cell table:style-name="ce2" office:value-type="float" office:value="0.8342" calcext:value-type="float">
            <text:p>0.8342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8-AL1/8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8-AL1/8-ST1A 10.0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70-AL1/11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70-AL1/11-ST1A 10.0</text:p>
          </table:table-cell>
          <table:table-cell table:style-name="ce2" office:value-type="float" office:value="0.4132" calcext:value-type="float">
            <text:p>0.4132</text:p>
          </table:table-cell>
          <table:table-cell table:style-name="ce2" office:value-type="float" office:value="0.339" calcext:value-type="float">
            <text:p>0.339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94-AL1/15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94-AL1/15-ST1A 10.0</text:p>
          </table:table-cell>
          <table:table-cell table:style-name="ce2" office:value-type="float" office:value="0.306" calcext:value-type="float">
            <text:p>0.306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0.75" calcext:value-type="float">
            <text:p>10.75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22-AL1/20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22-AL1/20-ST1A 10.0</text:p>
          </table:table-cell>
          <table:table-cell table:style-name="ce2" office:value-type="float" office:value="0.2376" calcext:value-type="float">
            <text:p>0.2376</text:p>
          </table:table-cell>
          <table:table-cell table:style-name="ce2" office:value-type="float" office:value="0.323" calcext:value-type="float">
            <text:p>0.32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49-AL1/24-ST1A 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49-AL1/24-ST1A 10.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2" office:value-type="float" office:value="0.315" calcext:value-type="float">
            <text:p>0.315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34-AL1/6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34-AL1/6-ST1A 20.0</text:p>
          </table:table-cell>
          <table:table-cell table:style-name="ce2" office:value-type="float" office:value="0.8342" calcext:value-type="float">
            <text:p>0.8342</text:p>
          </table:table-cell>
          <table:table-cell table:style-name="ce2" office:value-type="float" office:value="0.382" calcext:value-type="float">
            <text:p>0.382</text:p>
          </table:table-cell>
          <table:table-cell table:style-name="ce2" office:value-type="float" office:value="9.15" calcext:value-type="float">
            <text:p>9.15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8-AL1/8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8-AL1/8-ST1A 20.0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372" calcext:value-type="float">
            <text:p>0.372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70-AL1/11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70-AL1/11-ST1A 20.0</text:p>
          </table:table-cell>
          <table:table-cell table:style-name="ce2" office:value-type="float" office:value="0.4132" calcext:value-type="float">
            <text:p>0.4132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94-AL1/15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94-AL1/15-ST1A 20.0</text:p>
          </table:table-cell>
          <table:table-cell table:style-name="ce2" office:value-type="float" office:value="0.306" calcext:value-type="float">
            <text:p>0.306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22-AL1/20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22-AL1/20-ST1A 20.0</text:p>
          </table:table-cell>
          <table:table-cell table:style-name="ce2" office:value-type="float" office:value="0.2376" calcext:value-type="float">
            <text:p>0.2376</text:p>
          </table:table-cell>
          <table:table-cell table:style-name="ce2" office:value-type="float" office:value="0.344" calcext:value-type="float">
            <text:p>0.34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49-AL1/24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49-AL1/24-ST1A 20.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2" office:value-type="float" office:value="0.337" calcext:value-type="float">
            <text:p>0.33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84-AL1/30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84-AL1/30-ST1A 20.0</text:p>
          </table:table-cell>
          <table:table-cell table:style-name="ce2" office:value-type="float" office:value="0.1571" calcext:value-type="float">
            <text:p>0.1571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0.75" calcext:value-type="float">
            <text:p>10.75</text:p>
          </table:table-cell>
          <table:table-cell table:style-name="ce2" office:value-type="float" office:value="0.535" calcext:value-type="float">
            <text:p>0.5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243-AL1/39-ST1A 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243-AL1/39-ST1A 20.0</text:p>
          </table:table-cell>
          <table:table-cell table:style-name="ce2" office:value-type="float" office:value="0.1188" calcext:value-type="float">
            <text:p>0.118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645" calcext:value-type="float">
            <text:p>0.64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8-AL1/8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8-AL1/8-ST1A 110.0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70-AL1/11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70-AL1/11-ST1A 110.0</text:p>
          </table:table-cell>
          <table:table-cell table:style-name="ce2" office:value-type="float" office:value="0.4132" calcext:value-type="float">
            <text:p>0.4132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94-AL1/15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94-AL1/15-ST1A 110.0</text:p>
          </table:table-cell>
          <table:table-cell table:style-name="ce2" office:value-type="float" office:value="0.306" calcext:value-type="float">
            <text:p>0.306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.65" calcext:value-type="float">
            <text:p>8.65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22-AL1/20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22-AL1/20-ST1A 110.0</text:p>
          </table:table-cell>
          <table:table-cell table:style-name="ce2" office:value-type="float" office:value="0.2376" calcext:value-type="float">
            <text:p>0.2376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49-AL1/24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49-AL1/24-ST1A 110.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.75" calcext:value-type="float">
            <text:p>8.7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184-AL1/30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184-AL1/30-ST1A 110.0</text:p>
          </table:table-cell>
          <table:table-cell table:style-name="ce2" office:value-type="float" office:value="0.1571" calcext:value-type="float">
            <text:p>0.157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0.535" calcext:value-type="float">
            <text:p>0.53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243-AL1/39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243-AL1/39-ST1A 110.0</text:p>
          </table:table-cell>
          <table:table-cell table:style-name="ce2" office:value-type="float" office:value="0.1188" calcext:value-type="float">
            <text:p>0.1188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645" calcext:value-type="float">
            <text:p>0.64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305-AL1/39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305-AL1/39-ST1A 110.0</text:p>
          </table:table-cell>
          <table:table-cell table:style-name="ce2" office:value-type="float" office:value="0.0949" calcext:value-type="float">
            <text:p>0.0949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90-AL1/64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90-AL1/64-ST1A 110.0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679-AL1/86-ST1A 11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679-AL1/86-ST1A 110.0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9.95" calcext:value-type="float">
            <text:p>9.95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90-AL1/64-ST1A 2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90-AL1/64-ST1A 220.0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285" calcext:value-type="float">
            <text:p>0.2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679-AL1/86-ST1A 22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679-AL1/86-ST1A 220.0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275" calcext:value-type="float">
            <text:p>0.27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490-AL1/64-ST1A 38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490-AL1/64-ST1A 380.0</text:p>
          </table:table-cell>
          <table:table-cell table:style-name="ce2" office:value-type="float" office:value="0.059" calcext:value-type="float">
            <text:p>0.059</text:p>
          </table:table-cell>
          <table:table-cell table:style-name="ce2" office:value-type="float" office:value="0.253" calcext:value-type="float">
            <text:p>0.25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1">
          <table:table-cell table:number-columns-repeated="6"/>
          <table:table-cell table:style-name="ce2" office:value-type="string" calcext:value-type="string">
            <text:p>679-AL1/86-ST1A 380.0</text:p>
          </table:table-cell>
          <table:table-cell table:style-name="ce2" office:value-type="string" calcext:value-type="string">
            <text:p>Overhead Line</text:p>
          </table:table-cell>
          <table:table-cell table:style-name="ce2" office:value-type="string" calcext:value-type="string">
            <text:p>679-AL1/86-ST1A 380.0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string" calcext:value-type="string">
            <text:p>Over Head</text:p>
          </table:table-cell>
          <table:table-cell table:number-columns-repeated="5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style-name="ce4" table:formula="of:=[.B53]-[.C53]*2-[.D53]" office:value-type="float" office:value="58.48" calcext:value-type="float">
            <text:p>58.48</text:p>
          </table:table-cell>
          <table:table-cell office:value-type="float" office:value="230" calcext:value-type="float">
            <text:p>230</text:p>
          </table:table-cell>
          <table:table-cell table:formula="of:=&quot;3x&quot; &amp; [.A53] &amp; &quot; A2XFY&quot; &amp; &quot;, 11kV&quot;" office:value-type="string" office:string-value="3x95 A2XFY, 11kV" calcext:value-type="string">
            <text:p>3x95 A2XFY, 11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3]" office:value-type="string" office:string-value="3x95 A2XFY, 11kV" calcext:value-type="string">
            <text:p>3x95 A2XFY, 11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3]*1000" office:value-type="float" office:value="210" calcext:value-type="float">
            <text:p>210</text:p>
          </table:table-cell>
          <table:table-cell table:formula="of:=[.F53]/1000" office:value-type="float" office:value="0.23" calcext:value-type="float">
            <text:p>0.23</text:p>
          </table:table-cell>
          <table:table-cell table:style-name="ce2" office:value-type="string" calcext:value-type="string">
            <text:p>Under Ground</text:p>
          </table:table-cell>
          <table:table-cell table:formula="of:=ROUND([.J53]+1.1*138*(1+0.003*20)/(3.14*[.E53]*[.D53]);4)" office:value-type="float" office:value="1.5053" calcext:value-type="float">
            <text:p>1.5053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53]*[.D53]/1000;2)" office:value-type="float" office:value="9.11" calcext:value-type="float">
            <text:p>9.11</text:p>
          </table:table-cell>
          <table:table-cell office:value-type="float" office:value="0.21" calcext:value-type="float">
            <text:p>0.21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54]-[.C54]*2-[.D54]" office:value-type="float" office:value="62.16" calcext:value-type="float">
            <text:p>62.16</text:p>
          </table:table-cell>
          <table:table-cell office:value-type="float" office:value="260" calcext:value-type="float">
            <text:p>260</text:p>
          </table:table-cell>
          <table:table-cell table:formula="of:=&quot;3x&quot; &amp; [.A54] &amp; &quot; A2XFY&quot; &amp; &quot;, 11kV&quot;" office:value-type="string" office:string-value="3x120 A2XFY, 11kV" calcext:value-type="string">
            <text:p>3x120 A2XFY, 11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4]" office:value-type="string" office:string-value="3x120 A2XFY, 11kV" calcext:value-type="string">
            <text:p>3x120 A2XFY, 11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4]*1000" office:value-type="float" office:value="230" calcext:value-type="float">
            <text:p>230</text:p>
          </table:table-cell>
          <table:table-cell table:formula="of:=[.F54]/1000" office:value-type="float" office:value="0.26" calcext:value-type="float">
            <text:p>0.26</text:p>
          </table:table-cell>
          <table:table-cell table:style-name="ce2" office:value-type="string" calcext:value-type="string">
            <text:p>Under Ground</text:p>
          </table:table-cell>
          <table:table-cell table:formula="of:=ROUND([.J54]+1.1*138*(1+0.003*20)/(3.14*[.E54]*[.D54]);4)" office:value-type="float" office:value="1.3555" calcext:value-type="float">
            <text:p>1.3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54]*[.D54]/1000;2)" office:value-type="float" office:value="9.68" calcext:value-type="float">
            <text:p>9.68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55]-[.C55]*2-[.D55]" office:value-type="float" office:value="65.16" calcext:value-type="float">
            <text:p>65.16</text:p>
          </table:table-cell>
          <table:table-cell office:value-type="float" office:value="295" calcext:value-type="float">
            <text:p>295</text:p>
          </table:table-cell>
          <table:table-cell table:formula="of:=&quot;3x&quot; &amp; [.A55] &amp; &quot; A2XFY&quot; &amp; &quot;, 11kV&quot;" office:value-type="string" office:string-value="3x150 A2XFY, 11kV" calcext:value-type="string">
            <text:p>3x150 A2XFY, 11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5]" office:value-type="string" office:string-value="3x150 A2XFY, 11kV" calcext:value-type="string">
            <text:p>3x150 A2XFY, 11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5]*1000" office:value-type="float" office:value="250" calcext:value-type="float">
            <text:p>250</text:p>
          </table:table-cell>
          <table:table-cell table:formula="of:=[.F55]/1000" office:value-type="float" office:value="0.295" calcext:value-type="float">
            <text:p>0.295</text:p>
          </table:table-cell>
          <table:table-cell table:style-name="ce2" office:value-type="string" calcext:value-type="string">
            <text:p>Under Ground</text:p>
          </table:table-cell>
          <table:table-cell table:formula="of:=ROUND([.J55]+1.1*138*(1+0.003*20)/(3.14*[.E55]*[.D55]);4)" office:value-type="float" office:value="1.2481" calcext:value-type="float">
            <text:p>1.2481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55]*[.D55]/1000;2)" office:value-type="float" office:value="10.15" calcext:value-type="float">
            <text:p>10.15</text:p>
          </table:table-cell>
          <table:table-cell office:value-type="float" office:value="0.25" calcext:value-type="float">
            <text:p>0.25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56]-[.C56]*2-[.D56]" office:value-type="float" office:value="68.84" calcext:value-type="float">
            <text:p>68.84</text:p>
          </table:table-cell>
          <table:table-cell office:value-type="float" office:value="335" calcext:value-type="float">
            <text:p>335</text:p>
          </table:table-cell>
          <table:table-cell table:formula="of:=&quot;3x&quot; &amp; [.A56] &amp; &quot; A2XFY&quot; &amp; &quot;, 11kV&quot;" office:value-type="string" office:string-value="3x185 A2XFY, 11kV" calcext:value-type="string">
            <text:p>3x185 A2XFY, 11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6]" office:value-type="string" office:string-value="3x185 A2XFY, 11kV" calcext:value-type="string">
            <text:p>3x185 A2XFY, 11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6]*1000" office:value-type="float" office:value="260" calcext:value-type="float">
            <text:p>260</text:p>
          </table:table-cell>
          <table:table-cell table:formula="of:=[.F56]/1000" office:value-type="float" office:value="0.335" calcext:value-type="float">
            <text:p>0.335</text:p>
          </table:table-cell>
          <table:table-cell table:style-name="ce2" office:value-type="string" calcext:value-type="string">
            <text:p>Under Ground</text:p>
          </table:table-cell>
          <table:table-cell table:formula="of:=ROUND([.J56]+1.1*138*(1+0.003*20)/(3.14*[.E56]*[.D56]);4)" office:value-type="float" office:value="1.1415" calcext:value-type="float">
            <text:p>1.1415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56]*[.D56]/1000;2)" office:value-type="float" office:value="10.72" calcext:value-type="float">
            <text:p>10.72</text:p>
          </table:table-cell>
          <table:table-cell office:value-type="float" office:value="0.26" calcext:value-type="float">
            <text:p>0.26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57]-[.C57]*2-[.D57]" office:value-type="float" office:value="74.52" calcext:value-type="float">
            <text:p>74.52</text:p>
          </table:table-cell>
          <table:table-cell office:value-type="float" office:value="395" calcext:value-type="float">
            <text:p>395</text:p>
          </table:table-cell>
          <table:table-cell table:formula="of:=&quot;3x&quot; &amp; [.A57] &amp; &quot; A2XFY&quot; &amp; &quot;, 11kV&quot;" office:value-type="string" office:string-value="3x240 A2XFY, 11kV" calcext:value-type="string">
            <text:p>3x240 A2XFY, 11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7]" office:value-type="string" office:string-value="3x240 A2XFY, 11kV" calcext:value-type="string">
            <text:p>3x240 A2XFY, 11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7]*1000" office:value-type="float" office:value="290" calcext:value-type="float">
            <text:p>290</text:p>
          </table:table-cell>
          <table:table-cell table:formula="of:=[.F57]/1000" office:value-type="float" office:value="0.395" calcext:value-type="float">
            <text:p>0.395</text:p>
          </table:table-cell>
          <table:table-cell table:style-name="ce2" office:value-type="string" calcext:value-type="string">
            <text:p>Under Ground</text:p>
          </table:table-cell>
          <table:table-cell table:formula="of:=ROUND([.J57]+1.1*138*(1+0.003*20)/(3.14*[.E57]*[.D57]);4)" office:value-type="float" office:value="1.0216" calcext:value-type="float">
            <text:p>1.0216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57]*[.D57]/1000;2)" office:value-type="float" office:value="11.61" calcext:value-type="float">
            <text:p>11.61</text:p>
          </table:table-cell>
          <table:table-cell office:value-type="float" office:value="0.29" calcext:value-type="float">
            <text:p>0.29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58]-[.C58]*2-[.D58]" office:value-type="float" office:value="78.2" calcext:value-type="float">
            <text:p>78.2</text:p>
          </table:table-cell>
          <table:table-cell office:value-type="float" office:value="450" calcext:value-type="float">
            <text:p>450</text:p>
          </table:table-cell>
          <table:table-cell table:formula="of:=&quot;3x&quot; &amp; [.A58] &amp; &quot; A2XFY&quot; &amp; &quot;, 11kV&quot;" office:value-type="string" office:string-value="3x300 A2XFY, 11kV" calcext:value-type="string">
            <text:p>3x300 A2XFY, 11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8]" office:value-type="string" office:string-value="3x300 A2XFY, 11kV" calcext:value-type="string">
            <text:p>3x300 A2XFY, 11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8]*1000" office:value-type="float" office:value="320" calcext:value-type="float">
            <text:p>320</text:p>
          </table:table-cell>
          <table:table-cell table:formula="of:=[.F58]/1000" office:value-type="float" office:value="0.45" calcext:value-type="float">
            <text:p>0.45</text:p>
          </table:table-cell>
          <table:table-cell table:style-name="ce2" office:value-type="string" calcext:value-type="string">
            <text:p>Under Ground</text:p>
          </table:table-cell>
          <table:table-cell table:formula="of:=ROUND([.J58]+1.1*138*(1+0.003*20)/(3.14*[.E58]*[.D58]);4)" office:value-type="float" office:value="0.9491" calcext:value-type="float">
            <text:p>0.949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58]*[.D58]/1000;2)" office:value-type="float" office:value="12.18" calcext:value-type="float">
            <text:p>12.18</text:p>
          </table:table-cell>
          <table:table-cell office:value-type="float" office:value="0.32" calcext:value-type="float">
            <text:p>0.32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59]-[.C59]*2-[.D59]" office:value-type="float" office:value="66.16" calcext:value-type="float">
            <text:p>66.16</text:p>
          </table:table-cell>
          <table:table-cell office:value-type="float" office:value="230" calcext:value-type="float">
            <text:p>230</text:p>
          </table:table-cell>
          <table:table-cell table:formula="of:=&quot;3x&quot; &amp; [.A59] &amp; &quot; A2XFY&quot; &amp; &quot;, 22kV&quot;" office:value-type="string" office:string-value="3x95 A2XFY, 22kV" calcext:value-type="string">
            <text:p>3x95 A2XFY, 22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59]" office:value-type="string" office:string-value="3x95 A2XFY, 22kV" calcext:value-type="string">
            <text:p>3x95 A2XFY, 22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59]*1000" office:value-type="float" office:value="200" calcext:value-type="float">
            <text:p>200</text:p>
          </table:table-cell>
          <table:table-cell table:formula="of:=[.F59]/1000" office:value-type="float" office:value="0.23" calcext:value-type="float">
            <text:p>0.23</text:p>
          </table:table-cell>
          <table:table-cell table:style-name="ce2" office:value-type="string" calcext:value-type="string">
            <text:p>Under Ground</text:p>
          </table:table-cell>
          <table:table-cell table:formula="of:=ROUND([.J59]+1.1*138*(1+0.003*20)/(3.14*[.E59]*[.D59]);4)" office:value-type="float" office:value="1.3782" calcext:value-type="float">
            <text:p>1.3782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59]*[.D59]/1000;2)"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60]-[.C60]*2-[.D60]" office:value-type="float" office:value="68.84" calcext:value-type="float">
            <text:p>68.84</text:p>
          </table:table-cell>
          <table:table-cell office:value-type="float" office:value="265" calcext:value-type="float">
            <text:p>265</text:p>
          </table:table-cell>
          <table:table-cell table:formula="of:=&quot;3x&quot; &amp; [.A60] &amp; &quot; A2XFY&quot; &amp; &quot;, 22kV&quot;" office:value-type="string" office:string-value="3x120 A2XFY, 22kV" calcext:value-type="string">
            <text:p>3x120 A2XFY, 22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0]" office:value-type="string" office:string-value="3x120 A2XFY, 22kV" calcext:value-type="string">
            <text:p>3x120 A2XFY, 22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0]*1000" office:value-type="float" office:value="220" calcext:value-type="float">
            <text:p>220</text:p>
          </table:table-cell>
          <table:table-cell table:formula="of:=[.F60]/1000" office:value-type="float" office:value="0.265" calcext:value-type="float">
            <text:p>0.265</text:p>
          </table:table-cell>
          <table:table-cell table:style-name="ce2" office:value-type="string" calcext:value-type="string">
            <text:p>Under Ground</text:p>
          </table:table-cell>
          <table:table-cell table:formula="of:=ROUND([.J60]+1.1*138*(1+0.003*20)/(3.14*[.E60]*[.D60]);4)" office:value-type="float" office:value="1.2555" calcext:value-type="float">
            <text:p>1.2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60]*[.D60]/1000;2)" office:value-type="float" office:value="10.72" calcext:value-type="float">
            <text:p>10.72</text:p>
          </table:table-cell>
          <table:table-cell office:value-type="float" office:value="0.22" calcext:value-type="float">
            <text:p>0.22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61]-[.C61]*2-[.D61]" office:value-type="float" office:value="71.84" calcext:value-type="float">
            <text:p>71.84</text:p>
          </table:table-cell>
          <table:table-cell office:value-type="float" office:value="300" calcext:value-type="float">
            <text:p>300</text:p>
          </table:table-cell>
          <table:table-cell table:formula="of:=&quot;3x&quot; &amp; [.A61] &amp; &quot; A2XFY&quot; &amp; &quot;, 22kV&quot;" office:value-type="string" office:string-value="3x150 A2XFY, 22kV" calcext:value-type="string">
            <text:p>3x150 A2XFY, 22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1]" office:value-type="string" office:string-value="3x150 A2XFY, 22kV" calcext:value-type="string">
            <text:p>3x150 A2XFY, 22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1]*1000" office:value-type="float" office:value="230" calcext:value-type="float">
            <text:p>230</text:p>
          </table:table-cell>
          <table:table-cell table:formula="of:=[.F61]/1000" office:value-type="float" office:value="0.3" calcext:value-type="float">
            <text:p>0.3</text:p>
          </table:table-cell>
          <table:table-cell table:style-name="ce2" office:value-type="string" calcext:value-type="string">
            <text:p>Under Ground</text:p>
          </table:table-cell>
          <table:table-cell table:formula="of:=ROUND([.J61]+1.1*138*(1+0.003*20)/(3.14*[.E61]*[.D61]);4)" office:value-type="float" office:value="1.1566" calcext:value-type="float">
            <text:p>1.156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61]*[.D61]/1000;2)" office:value-type="float" office:value="11.19" calcext:value-type="float">
            <text:p>11.19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62]-[.C62]*2-[.D62]" office:value-type="float" office:value="76.52" calcext:value-type="float">
            <text:p>76.52</text:p>
          </table:table-cell>
          <table:table-cell office:value-type="float" office:value="340" calcext:value-type="float">
            <text:p>340</text:p>
          </table:table-cell>
          <table:table-cell table:formula="of:=&quot;3x&quot; &amp; [.A62] &amp; &quot; A2XFY&quot; &amp; &quot;, 22kV&quot;" office:value-type="string" office:string-value="3x185 A2XFY, 22kV" calcext:value-type="string">
            <text:p>3x185 A2XFY, 22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2]" office:value-type="string" office:string-value="3x185 A2XFY, 22kV" calcext:value-type="string">
            <text:p>3x185 A2XFY, 22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2]*1000" office:value-type="float" office:value="250" calcext:value-type="float">
            <text:p>250</text:p>
          </table:table-cell>
          <table:table-cell table:formula="of:=[.F62]/1000" office:value-type="float" office:value="0.34" calcext:value-type="float">
            <text:p>0.34</text:p>
          </table:table-cell>
          <table:table-cell table:style-name="ce2" office:value-type="string" calcext:value-type="string">
            <text:p>Under Ground</text:p>
          </table:table-cell>
          <table:table-cell table:formula="of:=ROUND([.J62]+1.1*138*(1+0.003*20)/(3.14*[.E62]*[.D62]);4)" office:value-type="float" office:value="1.0481" calcext:value-type="float">
            <text:p>1.0481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62]*[.D62]/1000;2)" office:value-type="float" office:value="11.92" calcext:value-type="float">
            <text:p>11.92</text:p>
          </table:table-cell>
          <table:table-cell office:value-type="float" office:value="0.25" calcext:value-type="float">
            <text:p>0.25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3]-[.C63]*2-[.D63]" office:value-type="float" office:value="83.2" calcext:value-type="float">
            <text:p>83.2</text:p>
          </table:table-cell>
          <table:table-cell office:value-type="float" office:value="400" calcext:value-type="float">
            <text:p>400</text:p>
          </table:table-cell>
          <table:table-cell table:formula="of:=&quot;3x&quot; &amp; [.A63] &amp; &quot; A2XFY&quot; &amp; &quot;, 22kV&quot;" office:value-type="string" office:string-value="3x240 A2XFY, 22kV" calcext:value-type="string">
            <text:p>3x240 A2XFY, 22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3]" office:value-type="string" office:string-value="3x240 A2XFY, 22kV" calcext:value-type="string">
            <text:p>3x240 A2XFY, 22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3]*1000" office:value-type="float" office:value="270" calcext:value-type="float">
            <text:p>270</text:p>
          </table:table-cell>
          <table:table-cell table:formula="of:=[.F63]/1000" office:value-type="float" office:value="0.4" calcext:value-type="float">
            <text:p>0.4</text:p>
          </table:table-cell>
          <table:table-cell table:style-name="ce2" office:value-type="string" calcext:value-type="string">
            <text:p>Under Ground</text:p>
          </table:table-cell>
          <table:table-cell table:formula="of:=ROUND([.J63]+1.1*138*(1+0.003*20)/(3.14*[.E63]*[.D63]);4)" office:value-type="float" office:value="0.9319" calcext:value-type="float">
            <text:p>0.931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63]*[.D63]/1000;2)" office:value-type="float" office:value="12.96" calcext:value-type="float">
            <text:p>12.96</text:p>
          </table:table-cell>
          <table:table-cell office:value-type="float" office:value="0.27" calcext:value-type="float">
            <text:p>0.27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4]-[.C64]*2-[.D64]" office:value-type="float" office:value="86.2" calcext:value-type="float">
            <text:p>86.2</text:p>
          </table:table-cell>
          <table:table-cell office:value-type="float" office:value="455" calcext:value-type="float">
            <text:p>455</text:p>
          </table:table-cell>
          <table:table-cell table:formula="of:=&quot;3x&quot; &amp; [.A64] &amp; &quot; A2XFY&quot; &amp; &quot;, 22kV&quot;" office:value-type="string" office:string-value="3x300 A2XFY, 22kV" calcext:value-type="string">
            <text:p>3x300 A2XFY, 22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4]" office:value-type="string" office:string-value="3x300 A2XFY, 22kV" calcext:value-type="string">
            <text:p>3x300 A2XFY, 22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4]*1000" office:value-type="float" office:value="300" calcext:value-type="float">
            <text:p>300</text:p>
          </table:table-cell>
          <table:table-cell table:formula="of:=[.F64]/1000" office:value-type="float" office:value="0.455" calcext:value-type="float">
            <text:p>0.455</text:p>
          </table:table-cell>
          <table:table-cell table:style-name="ce2" office:value-type="string" calcext:value-type="string">
            <text:p>Under Ground</text:p>
          </table:table-cell>
          <table:table-cell table:formula="of:=ROUND([.J64]+1.1*138*(1+0.003*20)/(3.14*[.E64]*[.D64]);4)" office:value-type="float" office:value="0.8731" calcext:value-type="float">
            <text:p>0.873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64]*[.D64]/1000;2)" office:value-type="float" office:value="13.43" calcext:value-type="float">
            <text:p>13.43</text:p>
          </table:table-cell>
          <table:table-cell office:value-type="float" office:value="0.3" calcext:value-type="float">
            <text:p>0.3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65]-[.C65]*2-[.D65]" office:value-type="float" office:value="79.52" calcext:value-type="float">
            <text:p>79.52</text:p>
          </table:table-cell>
          <table:table-cell office:value-type="float" office:value="230" calcext:value-type="float">
            <text:p>230</text:p>
          </table:table-cell>
          <table:table-cell table:formula="of:=&quot;3x&quot; &amp; [.A65] &amp; &quot; A2XFY&quot; &amp; &quot;, 33kV&quot;" office:value-type="string" office:string-value="3x95 A2XFY, 33kV" calcext:value-type="string">
            <text:p>3x95 A2XFY, 33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5]" office:value-type="string" office:string-value="3x95 A2XFY, 33kV" calcext:value-type="string">
            <text:p>3x95 A2XFY, 33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5]*1000" office:value-type="float" office:value="150" calcext:value-type="float">
            <text:p>150</text:p>
          </table:table-cell>
          <table:table-cell table:formula="of:=[.F65]/1000" office:value-type="float" office:value="0.23" calcext:value-type="float">
            <text:p>0.23</text:p>
          </table:table-cell>
          <table:table-cell table:style-name="ce2" office:value-type="string" calcext:value-type="string">
            <text:p>Under Ground</text:p>
          </table:table-cell>
          <table:table-cell table:formula="of:=ROUND([.J65]+1.1*138*(1+0.003*20)/(3.14*[.E65]*[.D65]);4)" office:value-type="float" office:value="1.2155" calcext:value-type="float">
            <text:p>1.2155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65]*[.D65]/1000;2)" office:value-type="float" office:value="12.38" calcext:value-type="float">
            <text:p>12.38</text:p>
          </table:table-cell>
          <table:table-cell office:value-type="float" office:value="0.15" calcext:value-type="float">
            <text:p>0.15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66]-[.C66]*2-[.D66]" office:value-type="float" office:value="83.52" calcext:value-type="float">
            <text:p>83.52</text:p>
          </table:table-cell>
          <table:table-cell office:value-type="float" office:value="265" calcext:value-type="float">
            <text:p>265</text:p>
          </table:table-cell>
          <table:table-cell table:formula="of:=&quot;3x&quot; &amp; [.A66] &amp; &quot; A2XFY&quot; &amp; &quot;, 33kV&quot;" office:value-type="string" office:string-value="3x120 A2XFY, 33kV" calcext:value-type="string">
            <text:p>3x120 A2XFY, 33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6]" office:value-type="string" office:string-value="3x120 A2XFY, 33kV" calcext:value-type="string">
            <text:p>3x120 A2XFY, 33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6]*1000" office:value-type="float" office:value="160" calcext:value-type="float">
            <text:p>160</text:p>
          </table:table-cell>
          <table:table-cell table:formula="of:=[.F66]/1000" office:value-type="float" office:value="0.265" calcext:value-type="float">
            <text:p>0.265</text:p>
          </table:table-cell>
          <table:table-cell table:style-name="ce2" office:value-type="string" calcext:value-type="string">
            <text:p>Under Ground</text:p>
          </table:table-cell>
          <table:table-cell table:formula="of:=ROUND([.J66]+1.1*138*(1+0.003*20)/(3.14*[.E66]*[.D66]);4)" office:value-type="float" office:value="1.092" calcext:value-type="float">
            <text:p>1.092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66]*[.D66]/1000;2)" office:value-type="float" office:value="13.01" calcext:value-type="float">
            <text:p>13.01</text:p>
          </table:table-cell>
          <table:table-cell office:value-type="float" office:value="0.16" calcext:value-type="float">
            <text:p>0.16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7]-[.C67]*2-[.D67]" office:value-type="float" office:value="87.2" calcext:value-type="float">
            <text:p>87.2</text:p>
          </table:table-cell>
          <table:table-cell office:value-type="float" office:value="300" calcext:value-type="float">
            <text:p>300</text:p>
          </table:table-cell>
          <table:table-cell table:formula="of:=&quot;3x&quot; &amp; [.A67] &amp; &quot; A2XFY&quot; &amp; &quot;, 33kV&quot;" office:value-type="string" office:string-value="3x150 A2XFY, 33kV" calcext:value-type="string">
            <text:p>3x150 A2XFY, 33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7]" office:value-type="string" office:string-value="3x150 A2XFY, 33kV" calcext:value-type="string">
            <text:p>3x150 A2XFY, 33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7]*1000" office:value-type="float" office:value="180" calcext:value-type="float">
            <text:p>180</text:p>
          </table:table-cell>
          <table:table-cell table:formula="of:=[.F67]/1000" office:value-type="float" office:value="0.3" calcext:value-type="float">
            <text:p>0.3</text:p>
          </table:table-cell>
          <table:table-cell table:style-name="ce2" office:value-type="string" calcext:value-type="string">
            <text:p>Under Ground</text:p>
          </table:table-cell>
          <table:table-cell table:formula="of:=ROUND([.J67]+1.1*138*(1+0.003*20)/(3.14*[.E67]*[.D67]);4)" office:value-type="float" office:value="0.9996" calcext:value-type="float">
            <text:p>0.999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67]*[.D67]/1000;2)" office:value-type="float" office:value="13.58" calcext:value-type="float">
            <text:p>13.58</text:p>
          </table:table-cell>
          <table:table-cell office:value-type="float" office:value="0.18" calcext:value-type="float">
            <text:p>0.18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8]-[.C68]*2-[.D68]" office:value-type="float" office:value="90.2" calcext:value-type="float">
            <text:p>90.2</text:p>
          </table:table-cell>
          <table:table-cell office:value-type="float" office:value="340" calcext:value-type="float">
            <text:p>340</text:p>
          </table:table-cell>
          <table:table-cell table:formula="of:=&quot;3x&quot; &amp; [.A68] &amp; &quot; A2XFY&quot; &amp; &quot;, 33kV&quot;" office:value-type="string" office:string-value="3x185 A2XFY, 33kV" calcext:value-type="string">
            <text:p>3x185 A2XFY, 33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8]" office:value-type="string" office:string-value="3x185 A2XFY, 33kV" calcext:value-type="string">
            <text:p>3x185 A2XFY, 33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8]*1000" office:value-type="float" office:value="190" calcext:value-type="float">
            <text:p>190</text:p>
          </table:table-cell>
          <table:table-cell table:formula="of:=[.F68]/1000" office:value-type="float" office:value="0.34" calcext:value-type="float">
            <text:p>0.34</text:p>
          </table:table-cell>
          <table:table-cell table:style-name="ce2" office:value-type="string" calcext:value-type="string">
            <text:p>Under Ground</text:p>
          </table:table-cell>
          <table:table-cell table:formula="of:=ROUND([.J68]+1.1*138*(1+0.003*20)/(3.14*[.E68]*[.D68]);4)" office:value-type="float" office:value="0.9212" calcext:value-type="float">
            <text:p>0.9212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68]*[.D68]/1000;2)" office:value-type="float" office:value="14.05" calcext:value-type="float">
            <text:p>14.05</text:p>
          </table:table-cell>
          <table:table-cell office:value-type="float" office:value="0.19" calcext:value-type="float">
            <text:p>0.19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69]-[.C69]*2-[.D69]" office:value-type="float" office:value="96.2" calcext:value-type="float">
            <text:p>96.2</text:p>
          </table:table-cell>
          <table:table-cell office:value-type="float" office:value="400" calcext:value-type="float">
            <text:p>400</text:p>
          </table:table-cell>
          <table:table-cell table:formula="of:=&quot;3x&quot; &amp; [.A69] &amp; &quot; A2XFY&quot; &amp; &quot;, 33kV&quot;" office:value-type="string" office:string-value="3x240 A2XFY, 33kV" calcext:value-type="string">
            <text:p>3x240 A2XFY, 33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69]" office:value-type="string" office:string-value="3x240 A2XFY, 33kV" calcext:value-type="string">
            <text:p>3x240 A2XFY, 33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69]*1000" office:value-type="float" office:value="210" calcext:value-type="float">
            <text:p>210</text:p>
          </table:table-cell>
          <table:table-cell table:formula="of:=[.F69]/1000" office:value-type="float" office:value="0.4" calcext:value-type="float">
            <text:p>0.4</text:p>
          </table:table-cell>
          <table:table-cell table:style-name="ce2" office:value-type="string" calcext:value-type="string">
            <text:p>Under Ground</text:p>
          </table:table-cell>
          <table:table-cell table:formula="of:=ROUND([.J69]+1.1*138*(1+0.003*20)/(3.14*[.E69]*[.D69]);4)" office:value-type="float" office:value="0.8279" calcext:value-type="float">
            <text:p>0.827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69]*[.D69]/1000;2)" office:value-type="float" office:value="14.98" calcext:value-type="float">
            <text:p>14.98</text:p>
          </table:table-cell>
          <table:table-cell office:value-type="float" office:value="0.21" calcext:value-type="float">
            <text:p>0.21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70]-[.C70]*2-[.D70]" office:value-type="float" office:value="99.2" calcext:value-type="float">
            <text:p>99.2</text:p>
          </table:table-cell>
          <table:table-cell office:value-type="float" office:value="455" calcext:value-type="float">
            <text:p>455</text:p>
          </table:table-cell>
          <table:table-cell table:formula="of:=&quot;3x&quot; &amp; [.A70] &amp; &quot; A2XFY&quot; &amp; &quot;, 33kV&quot;" office:value-type="string" office:string-value="3x300 A2XFY, 33kV" calcext:value-type="string">
            <text:p>3x300 A2XFY, 33kV</text:p>
          </table:table-cell>
          <table:table-cell table:style-name="ce4" office:value-type="string" calcext:value-type="string">
            <text:p>Aluminium XLPE Cables Armoured – IS:7098-2 (In Air)</text:p>
          </table:table-cell>
          <table:table-cell table:formula="of:=[.G70]" office:value-type="string" office:string-value="3x300 A2XFY, 33kV" calcext:value-type="string">
            <text:p>3x300 A2XFY, 33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0]*1000" office:value-type="float" office:value="230" calcext:value-type="float">
            <text:p>230</text:p>
          </table:table-cell>
          <table:table-cell table:formula="of:=[.F70]/1000" office:value-type="float" office:value="0.455" calcext:value-type="float">
            <text:p>0.455</text:p>
          </table:table-cell>
          <table:table-cell table:style-name="ce2" office:value-type="string" calcext:value-type="string">
            <text:p>Under Ground</text:p>
          </table:table-cell>
          <table:table-cell table:formula="of:=ROUND([.J70]+1.1*138*(1+0.003*20)/(3.14*[.E70]*[.D70]);4)" office:value-type="float" office:value="0.7757" calcext:value-type="float">
            <text:p>0.7757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70]*[.D70]/1000;2)" office:value-type="float" office:value="15.45" calcext:value-type="float">
            <text:p>15.45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style-name="ce4" table:formula="of:=[.B71]-[.C71]*2-[.D71]" office:value-type="float" office:value="58.48" calcext:value-type="float">
            <text:p>58.48</text:p>
          </table:table-cell>
          <table:table-cell office:value-type="float" office:value="165" calcext:value-type="float">
            <text:p>165</text:p>
          </table:table-cell>
          <table:table-cell table:formula="of:=&quot;3x&quot; &amp; [.A71] &amp; &quot; A2XFY&quot; &amp; &quot;, 11kV&quot;" office:value-type="string" office:string-value="3x95 A2XFY, 11kV" calcext:value-type="string">
            <text:p>3x95 A2XFY, 11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1]" office:value-type="string" office:string-value="3x95 A2XFY, 11kV" calcext:value-type="string">
            <text:p>3x95 A2XFY, 11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1]*1000" office:value-type="float" office:value="210" calcext:value-type="float">
            <text:p>210</text:p>
          </table:table-cell>
          <table:table-cell table:formula="of:=[.F71]/1000" office:value-type="float" office:value="0.165" calcext:value-type="float">
            <text:p>0.165</text:p>
          </table:table-cell>
          <table:table-cell table:style-name="ce2" office:value-type="string" calcext:value-type="string">
            <text:p>Under Ground</text:p>
          </table:table-cell>
          <table:table-cell table:formula="of:=ROUND([.J71]+1.1*138*(1+0.003*20)/(3.14*[.E71]*[.D71]);4)" office:value-type="float" office:value="1.5053" calcext:value-type="float">
            <text:p>1.5053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71]*[.D71]/1000;2)" office:value-type="float" office:value="9.11" calcext:value-type="float">
            <text:p>9.11</text:p>
          </table:table-cell>
          <table:table-cell office:value-type="float" office:value="0.21" calcext:value-type="float">
            <text:p>0.21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72]-[.C72]*2-[.D72]" office:value-type="float" office:value="62.16" calcext:value-type="float">
            <text:p>62.16</text:p>
          </table:table-cell>
          <table:table-cell office:value-type="float" office:value="190" calcext:value-type="float">
            <text:p>190</text:p>
          </table:table-cell>
          <table:table-cell table:formula="of:=&quot;3x&quot; &amp; [.A72] &amp; &quot; A2XFY&quot; &amp; &quot;, 11kV&quot;" office:value-type="string" office:string-value="3x120 A2XFY, 11kV" calcext:value-type="string">
            <text:p>3x120 A2XFY, 11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2]" office:value-type="string" office:string-value="3x120 A2XFY, 11kV" calcext:value-type="string">
            <text:p>3x120 A2XFY, 11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2]*1000" office:value-type="float" office:value="230" calcext:value-type="float">
            <text:p>230</text:p>
          </table:table-cell>
          <table:table-cell table:formula="of:=[.F72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72]+1.1*138*(1+0.003*20)/(3.14*[.E72]*[.D72]);4)" office:value-type="float" office:value="1.3555" calcext:value-type="float">
            <text:p>1.3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72]*[.D72]/1000;2)" office:value-type="float" office:value="9.68" calcext:value-type="float">
            <text:p>9.68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73]-[.C73]*2-[.D73]" office:value-type="float" office:value="65.16" calcext:value-type="float">
            <text:p>65.16</text:p>
          </table:table-cell>
          <table:table-cell office:value-type="float" office:value="210" calcext:value-type="float">
            <text:p>210</text:p>
          </table:table-cell>
          <table:table-cell table:formula="of:=&quot;3x&quot; &amp; [.A73] &amp; &quot; A2XFY&quot; &amp; &quot;, 11kV&quot;" office:value-type="string" office:string-value="3x150 A2XFY, 11kV" calcext:value-type="string">
            <text:p>3x150 A2XFY, 11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3]" office:value-type="string" office:string-value="3x150 A2XFY, 11kV" calcext:value-type="string">
            <text:p>3x150 A2XFY, 11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3]*1000" office:value-type="float" office:value="250" calcext:value-type="float">
            <text:p>250</text:p>
          </table:table-cell>
          <table:table-cell table:formula="of:=[.F73]/1000" office:value-type="float" office:value="0.21" calcext:value-type="float">
            <text:p>0.21</text:p>
          </table:table-cell>
          <table:table-cell table:style-name="ce2" office:value-type="string" calcext:value-type="string">
            <text:p>Under Ground</text:p>
          </table:table-cell>
          <table:table-cell table:formula="of:=ROUND([.J73]+1.1*138*(1+0.003*20)/(3.14*[.E73]*[.D73]);4)" office:value-type="float" office:value="1.2481" calcext:value-type="float">
            <text:p>1.2481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73]*[.D73]/1000;2)" office:value-type="float" office:value="10.15" calcext:value-type="float">
            <text:p>10.15</text:p>
          </table:table-cell>
          <table:table-cell office:value-type="float" office:value="0.25" calcext:value-type="float">
            <text:p>0.25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74]-[.C74]*2-[.D74]" office:value-type="float" office:value="68.84" calcext:value-type="float">
            <text:p>68.84</text:p>
          </table:table-cell>
          <table:table-cell office:value-type="float" office:value="240" calcext:value-type="float">
            <text:p>240</text:p>
          </table:table-cell>
          <table:table-cell table:formula="of:=&quot;3x&quot; &amp; [.A74] &amp; &quot; A2XFY&quot; &amp; &quot;, 11kV&quot;" office:value-type="string" office:string-value="3x185 A2XFY, 11kV" calcext:value-type="string">
            <text:p>3x185 A2XFY, 11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4]" office:value-type="string" office:string-value="3x185 A2XFY, 11kV" calcext:value-type="string">
            <text:p>3x185 A2XFY, 11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4]*1000" office:value-type="float" office:value="260" calcext:value-type="float">
            <text:p>260</text:p>
          </table:table-cell>
          <table:table-cell table:formula="of:=[.F74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74]+1.1*138*(1+0.003*20)/(3.14*[.E74]*[.D74]);4)" office:value-type="float" office:value="1.1415" calcext:value-type="float">
            <text:p>1.1415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74]*[.D74]/1000;2)" office:value-type="float" office:value="10.72" calcext:value-type="float">
            <text:p>10.72</text:p>
          </table:table-cell>
          <table:table-cell office:value-type="float" office:value="0.26" calcext:value-type="float">
            <text:p>0.26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75]-[.C75]*2-[.D75]" office:value-type="float" office:value="74.52" calcext:value-type="float">
            <text:p>74.52</text:p>
          </table:table-cell>
          <table:table-cell office:value-type="float" office:value="275" calcext:value-type="float">
            <text:p>275</text:p>
          </table:table-cell>
          <table:table-cell table:formula="of:=&quot;3x&quot; &amp; [.A75] &amp; &quot; A2XFY&quot; &amp; &quot;, 11kV&quot;" office:value-type="string" office:string-value="3x240 A2XFY, 11kV" calcext:value-type="string">
            <text:p>3x240 A2XFY, 11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5]" office:value-type="string" office:string-value="3x240 A2XFY, 11kV" calcext:value-type="string">
            <text:p>3x240 A2XFY, 11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5]*1000" office:value-type="float" office:value="290" calcext:value-type="float">
            <text:p>290</text:p>
          </table:table-cell>
          <table:table-cell table:formula="of:=[.F75]/1000" office:value-type="float" office:value="0.275" calcext:value-type="float">
            <text:p>0.275</text:p>
          </table:table-cell>
          <table:table-cell table:style-name="ce2" office:value-type="string" calcext:value-type="string">
            <text:p>Under Ground</text:p>
          </table:table-cell>
          <table:table-cell table:formula="of:=ROUND([.J75]+1.1*138*(1+0.003*20)/(3.14*[.E75]*[.D75]);4)" office:value-type="float" office:value="1.0216" calcext:value-type="float">
            <text:p>1.0216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75]*[.D75]/1000;2)" office:value-type="float" office:value="11.61" calcext:value-type="float">
            <text:p>11.61</text:p>
          </table:table-cell>
          <table:table-cell office:value-type="float" office:value="0.29" calcext:value-type="float">
            <text:p>0.29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76]-[.C76]*2-[.D76]" office:value-type="float" office:value="78.2" calcext:value-type="float">
            <text:p>78.2</text:p>
          </table:table-cell>
          <table:table-cell office:value-type="float" office:value="310" calcext:value-type="float">
            <text:p>310</text:p>
          </table:table-cell>
          <table:table-cell table:formula="of:=&quot;3x&quot; &amp; [.A76] &amp; &quot; A2XFY&quot; &amp; &quot;, 11kV&quot;" office:value-type="string" office:string-value="3x300 A2XFY, 11kV" calcext:value-type="string">
            <text:p>3x300 A2XFY, 11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6]" office:value-type="string" office:string-value="3x300 A2XFY, 11kV" calcext:value-type="string">
            <text:p>3x300 A2XFY, 11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6]*1000" office:value-type="float" office:value="320" calcext:value-type="float">
            <text:p>320</text:p>
          </table:table-cell>
          <table:table-cell table:formula="of:=[.F76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76]+1.1*138*(1+0.003*20)/(3.14*[.E76]*[.D76]);4)" office:value-type="float" office:value="0.9491" calcext:value-type="float">
            <text:p>0.949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76]*[.D76]/1000;2)" office:value-type="float" office:value="12.18" calcext:value-type="float">
            <text:p>12.18</text:p>
          </table:table-cell>
          <table:table-cell office:value-type="float" office:value="0.32" calcext:value-type="float">
            <text:p>0.32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77]-[.C77]*2-[.D77]" office:value-type="float" office:value="66.16" calcext:value-type="float">
            <text:p>66.16</text:p>
          </table:table-cell>
          <table:table-cell office:value-type="float" office:value="170" calcext:value-type="float">
            <text:p>170</text:p>
          </table:table-cell>
          <table:table-cell table:formula="of:=&quot;3x&quot; &amp; [.A77] &amp; &quot; A2XFY&quot; &amp; &quot;, 22kV&quot;" office:value-type="string" office:string-value="3x95 A2XFY, 22kV" calcext:value-type="string">
            <text:p>3x95 A2XFY, 22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7]" office:value-type="string" office:string-value="3x95 A2XFY, 22kV" calcext:value-type="string">
            <text:p>3x95 A2XFY, 22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7]*1000" office:value-type="float" office:value="200" calcext:value-type="float">
            <text:p>200</text:p>
          </table:table-cell>
          <table:table-cell table:formula="of:=[.F77]/1000" office:value-type="float" office:value="0.17" calcext:value-type="float">
            <text:p>0.17</text:p>
          </table:table-cell>
          <table:table-cell table:style-name="ce2" office:value-type="string" calcext:value-type="string">
            <text:p>Under Ground</text:p>
          </table:table-cell>
          <table:table-cell table:formula="of:=ROUND([.J77]+1.1*138*(1+0.003*20)/(3.14*[.E77]*[.D77]);4)" office:value-type="float" office:value="1.3782" calcext:value-type="float">
            <text:p>1.3782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77]*[.D77]/1000;2)"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78]-[.C78]*2-[.D78]" office:value-type="float" office:value="68.84" calcext:value-type="float">
            <text:p>68.84</text:p>
          </table:table-cell>
          <table:table-cell office:value-type="float" office:value="190" calcext:value-type="float">
            <text:p>190</text:p>
          </table:table-cell>
          <table:table-cell table:formula="of:=&quot;3x&quot; &amp; [.A78] &amp; &quot; A2XFY&quot; &amp; &quot;, 22kV&quot;" office:value-type="string" office:string-value="3x120 A2XFY, 22kV" calcext:value-type="string">
            <text:p>3x120 A2XFY, 22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8]" office:value-type="string" office:string-value="3x120 A2XFY, 22kV" calcext:value-type="string">
            <text:p>3x120 A2XFY, 22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8]*1000" office:value-type="float" office:value="220" calcext:value-type="float">
            <text:p>220</text:p>
          </table:table-cell>
          <table:table-cell table:formula="of:=[.F78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78]+1.1*138*(1+0.003*20)/(3.14*[.E78]*[.D78]);4)" office:value-type="float" office:value="1.2555" calcext:value-type="float">
            <text:p>1.2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78]*[.D78]/1000;2)" office:value-type="float" office:value="10.72" calcext:value-type="float">
            <text:p>10.72</text:p>
          </table:table-cell>
          <table:table-cell office:value-type="float" office:value="0.22" calcext:value-type="float">
            <text:p>0.22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79]-[.C79]*2-[.D79]" office:value-type="float" office:value="71.84" calcext:value-type="float">
            <text:p>71.84</text:p>
          </table:table-cell>
          <table:table-cell office:value-type="float" office:value="215" calcext:value-type="float">
            <text:p>215</text:p>
          </table:table-cell>
          <table:table-cell table:formula="of:=&quot;3x&quot; &amp; [.A79] &amp; &quot; A2XFY&quot; &amp; &quot;, 22kV&quot;" office:value-type="string" office:string-value="3x150 A2XFY, 22kV" calcext:value-type="string">
            <text:p>3x150 A2XFY, 22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79]" office:value-type="string" office:string-value="3x150 A2XFY, 22kV" calcext:value-type="string">
            <text:p>3x150 A2XFY, 22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79]*1000" office:value-type="float" office:value="230" calcext:value-type="float">
            <text:p>230</text:p>
          </table:table-cell>
          <table:table-cell table:formula="of:=[.F79]/1000" office:value-type="float" office:value="0.215" calcext:value-type="float">
            <text:p>0.215</text:p>
          </table:table-cell>
          <table:table-cell table:style-name="ce2" office:value-type="string" calcext:value-type="string">
            <text:p>Under Ground</text:p>
          </table:table-cell>
          <table:table-cell table:formula="of:=ROUND([.J79]+1.1*138*(1+0.003*20)/(3.14*[.E79]*[.D79]);4)" office:value-type="float" office:value="1.1566" calcext:value-type="float">
            <text:p>1.156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79]*[.D79]/1000;2)" office:value-type="float" office:value="11.19" calcext:value-type="float">
            <text:p>11.19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80]-[.C80]*2-[.D80]" office:value-type="float" office:value="76.52" calcext:value-type="float">
            <text:p>76.52</text:p>
          </table:table-cell>
          <table:table-cell office:value-type="float" office:value="240" calcext:value-type="float">
            <text:p>240</text:p>
          </table:table-cell>
          <table:table-cell table:formula="of:=&quot;3x&quot; &amp; [.A80] &amp; &quot; A2XFY&quot; &amp; &quot;, 22kV&quot;" office:value-type="string" office:string-value="3x185 A2XFY, 22kV" calcext:value-type="string">
            <text:p>3x185 A2XFY, 22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0]" office:value-type="string" office:string-value="3x185 A2XFY, 22kV" calcext:value-type="string">
            <text:p>3x185 A2XFY, 22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0]*1000" office:value-type="float" office:value="250" calcext:value-type="float">
            <text:p>250</text:p>
          </table:table-cell>
          <table:table-cell table:formula="of:=[.F80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80]+1.1*138*(1+0.003*20)/(3.14*[.E80]*[.D80]);4)" office:value-type="float" office:value="1.0481" calcext:value-type="float">
            <text:p>1.0481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80]*[.D80]/1000;2)" office:value-type="float" office:value="11.92" calcext:value-type="float">
            <text:p>11.92</text:p>
          </table:table-cell>
          <table:table-cell office:value-type="float" office:value="0.25" calcext:value-type="float">
            <text:p>0.25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1]-[.C81]*2-[.D81]" office:value-type="float" office:value="83.2" calcext:value-type="float">
            <text:p>83.2</text:p>
          </table:table-cell>
          <table:table-cell office:value-type="float" office:value="275" calcext:value-type="float">
            <text:p>275</text:p>
          </table:table-cell>
          <table:table-cell table:formula="of:=&quot;3x&quot; &amp; [.A81] &amp; &quot; A2XFY&quot; &amp; &quot;, 22kV&quot;" office:value-type="string" office:string-value="3x240 A2XFY, 22kV" calcext:value-type="string">
            <text:p>3x240 A2XFY, 22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1]" office:value-type="string" office:string-value="3x240 A2XFY, 22kV" calcext:value-type="string">
            <text:p>3x240 A2XFY, 22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1]*1000" office:value-type="float" office:value="270" calcext:value-type="float">
            <text:p>270</text:p>
          </table:table-cell>
          <table:table-cell table:formula="of:=[.F81]/1000" office:value-type="float" office:value="0.275" calcext:value-type="float">
            <text:p>0.275</text:p>
          </table:table-cell>
          <table:table-cell table:style-name="ce2" office:value-type="string" calcext:value-type="string">
            <text:p>Under Ground</text:p>
          </table:table-cell>
          <table:table-cell table:formula="of:=ROUND([.J81]+1.1*138*(1+0.003*20)/(3.14*[.E81]*[.D81]);4)" office:value-type="float" office:value="0.9319" calcext:value-type="float">
            <text:p>0.931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81]*[.D81]/1000;2)" office:value-type="float" office:value="12.96" calcext:value-type="float">
            <text:p>12.96</text:p>
          </table:table-cell>
          <table:table-cell office:value-type="float" office:value="0.27" calcext:value-type="float">
            <text:p>0.27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2]-[.C82]*2-[.D82]" office:value-type="float" office:value="86.2" calcext:value-type="float">
            <text:p>86.2</text:p>
          </table:table-cell>
          <table:table-cell office:value-type="float" office:value="310" calcext:value-type="float">
            <text:p>310</text:p>
          </table:table-cell>
          <table:table-cell table:formula="of:=&quot;3x&quot; &amp; [.A82] &amp; &quot; A2XFY&quot; &amp; &quot;, 22kV&quot;" office:value-type="string" office:string-value="3x300 A2XFY, 22kV" calcext:value-type="string">
            <text:p>3x300 A2XFY, 22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2]" office:value-type="string" office:string-value="3x300 A2XFY, 22kV" calcext:value-type="string">
            <text:p>3x300 A2XFY, 22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2]*1000" office:value-type="float" office:value="300" calcext:value-type="float">
            <text:p>300</text:p>
          </table:table-cell>
          <table:table-cell table:formula="of:=[.F82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82]+1.1*138*(1+0.003*20)/(3.14*[.E82]*[.D82]);4)" office:value-type="float" office:value="0.8731" calcext:value-type="float">
            <text:p>0.873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82]*[.D82]/1000;2)" office:value-type="float" office:value="13.43" calcext:value-type="float">
            <text:p>13.43</text:p>
          </table:table-cell>
          <table:table-cell office:value-type="float" office:value="0.3" calcext:value-type="float">
            <text:p>0.3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83]-[.C83]*2-[.D83]" office:value-type="float" office:value="79.52" calcext:value-type="float">
            <text:p>79.52</text:p>
          </table:table-cell>
          <table:table-cell office:value-type="float" office:value="170" calcext:value-type="float">
            <text:p>170</text:p>
          </table:table-cell>
          <table:table-cell table:formula="of:=&quot;3x&quot; &amp; [.A83] &amp; &quot; A2XFY&quot; &amp; &quot;, 33kV&quot;" office:value-type="string" office:string-value="3x95 A2XFY, 33kV" calcext:value-type="string">
            <text:p>3x95 A2XFY, 33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3]" office:value-type="string" office:string-value="3x95 A2XFY, 33kV" calcext:value-type="string">
            <text:p>3x95 A2XFY, 33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3]*1000" office:value-type="float" office:value="150" calcext:value-type="float">
            <text:p>150</text:p>
          </table:table-cell>
          <table:table-cell table:formula="of:=[.F83]/1000" office:value-type="float" office:value="0.17" calcext:value-type="float">
            <text:p>0.17</text:p>
          </table:table-cell>
          <table:table-cell table:style-name="ce2" office:value-type="string" calcext:value-type="string">
            <text:p>Under Ground</text:p>
          </table:table-cell>
          <table:table-cell table:formula="of:=ROUND([.J83]+1.1*138*(1+0.003*20)/(3.14*[.E83]*[.D83]);4)" office:value-type="float" office:value="1.2155" calcext:value-type="float">
            <text:p>1.2155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83]*[.D83]/1000;2)" office:value-type="float" office:value="12.38" calcext:value-type="float">
            <text:p>12.38</text:p>
          </table:table-cell>
          <table:table-cell office:value-type="float" office:value="0.15" calcext:value-type="float">
            <text:p>0.15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84]-[.C84]*2-[.D84]" office:value-type="float" office:value="83.52" calcext:value-type="float">
            <text:p>83.52</text:p>
          </table:table-cell>
          <table:table-cell office:value-type="float" office:value="190" calcext:value-type="float">
            <text:p>190</text:p>
          </table:table-cell>
          <table:table-cell table:formula="of:=&quot;3x&quot; &amp; [.A84] &amp; &quot; A2XFY&quot; &amp; &quot;, 33kV&quot;" office:value-type="string" office:string-value="3x120 A2XFY, 33kV" calcext:value-type="string">
            <text:p>3x120 A2XFY, 33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4]" office:value-type="string" office:string-value="3x120 A2XFY, 33kV" calcext:value-type="string">
            <text:p>3x120 A2XFY, 33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4]*1000" office:value-type="float" office:value="160" calcext:value-type="float">
            <text:p>160</text:p>
          </table:table-cell>
          <table:table-cell table:formula="of:=[.F84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84]+1.1*138*(1+0.003*20)/(3.14*[.E84]*[.D84]);4)" office:value-type="float" office:value="1.092" calcext:value-type="float">
            <text:p>1.092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84]*[.D84]/1000;2)" office:value-type="float" office:value="13.01" calcext:value-type="float">
            <text:p>13.01</text:p>
          </table:table-cell>
          <table:table-cell office:value-type="float" office:value="0.16" calcext:value-type="float">
            <text:p>0.16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5]-[.C85]*2-[.D85]" office:value-type="float" office:value="87.2" calcext:value-type="float">
            <text:p>87.2</text:p>
          </table:table-cell>
          <table:table-cell office:value-type="float" office:value="215" calcext:value-type="float">
            <text:p>215</text:p>
          </table:table-cell>
          <table:table-cell table:formula="of:=&quot;3x&quot; &amp; [.A85] &amp; &quot; A2XFY&quot; &amp; &quot;, 33kV&quot;" office:value-type="string" office:string-value="3x150 A2XFY, 33kV" calcext:value-type="string">
            <text:p>3x150 A2XFY, 33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5]" office:value-type="string" office:string-value="3x150 A2XFY, 33kV" calcext:value-type="string">
            <text:p>3x150 A2XFY, 33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5]*1000" office:value-type="float" office:value="180" calcext:value-type="float">
            <text:p>180</text:p>
          </table:table-cell>
          <table:table-cell table:formula="of:=[.F85]/1000" office:value-type="float" office:value="0.215" calcext:value-type="float">
            <text:p>0.215</text:p>
          </table:table-cell>
          <table:table-cell table:style-name="ce2" office:value-type="string" calcext:value-type="string">
            <text:p>Under Ground</text:p>
          </table:table-cell>
          <table:table-cell table:formula="of:=ROUND([.J85]+1.1*138*(1+0.003*20)/(3.14*[.E85]*[.D85]);4)" office:value-type="float" office:value="0.9996" calcext:value-type="float">
            <text:p>0.999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85]*[.D85]/1000;2)" office:value-type="float" office:value="13.58" calcext:value-type="float">
            <text:p>13.58</text:p>
          </table:table-cell>
          <table:table-cell office:value-type="float" office:value="0.18" calcext:value-type="float">
            <text:p>0.18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6]-[.C86]*2-[.D86]" office:value-type="float" office:value="90.2" calcext:value-type="float">
            <text:p>90.2</text:p>
          </table:table-cell>
          <table:table-cell office:value-type="float" office:value="240" calcext:value-type="float">
            <text:p>240</text:p>
          </table:table-cell>
          <table:table-cell table:formula="of:=&quot;3x&quot; &amp; [.A86] &amp; &quot; A2XFY&quot; &amp; &quot;, 33kV&quot;" office:value-type="string" office:string-value="3x185 A2XFY, 33kV" calcext:value-type="string">
            <text:p>3x185 A2XFY, 33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6]" office:value-type="string" office:string-value="3x185 A2XFY, 33kV" calcext:value-type="string">
            <text:p>3x185 A2XFY, 33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6]*1000" office:value-type="float" office:value="190" calcext:value-type="float">
            <text:p>190</text:p>
          </table:table-cell>
          <table:table-cell table:formula="of:=[.F86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86]+1.1*138*(1+0.003*20)/(3.14*[.E86]*[.D86]);4)" office:value-type="float" office:value="0.9212" calcext:value-type="float">
            <text:p>0.9212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86]*[.D86]/1000;2)" office:value-type="float" office:value="14.05" calcext:value-type="float">
            <text:p>14.05</text:p>
          </table:table-cell>
          <table:table-cell office:value-type="float" office:value="0.19" calcext:value-type="float">
            <text:p>0.19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7]-[.C87]*2-[.D87]" office:value-type="float" office:value="96.2" calcext:value-type="float">
            <text:p>96.2</text:p>
          </table:table-cell>
          <table:table-cell office:value-type="float" office:value="275" calcext:value-type="float">
            <text:p>275</text:p>
          </table:table-cell>
          <table:table-cell table:formula="of:=&quot;3x&quot; &amp; [.A87] &amp; &quot; A2XFY&quot; &amp; &quot;, 33kV&quot;" office:value-type="string" office:string-value="3x240 A2XFY, 33kV" calcext:value-type="string">
            <text:p>3x240 A2XFY, 33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7]" office:value-type="string" office:string-value="3x240 A2XFY, 33kV" calcext:value-type="string">
            <text:p>3x240 A2XFY, 33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7]*1000" office:value-type="float" office:value="210" calcext:value-type="float">
            <text:p>210</text:p>
          </table:table-cell>
          <table:table-cell table:formula="of:=[.F87]/1000" office:value-type="float" office:value="0.275" calcext:value-type="float">
            <text:p>0.275</text:p>
          </table:table-cell>
          <table:table-cell table:style-name="ce2" office:value-type="string" calcext:value-type="string">
            <text:p>Under Ground</text:p>
          </table:table-cell>
          <table:table-cell table:formula="of:=ROUND([.J87]+1.1*138*(1+0.003*20)/(3.14*[.E87]*[.D87]);4)" office:value-type="float" office:value="0.8279" calcext:value-type="float">
            <text:p>0.827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87]*[.D87]/1000;2)" office:value-type="float" office:value="14.98" calcext:value-type="float">
            <text:p>14.98</text:p>
          </table:table-cell>
          <table:table-cell office:value-type="float" office:value="0.21" calcext:value-type="float">
            <text:p>0.21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88]-[.C88]*2-[.D88]" office:value-type="float" office:value="99.2" calcext:value-type="float">
            <text:p>99.2</text:p>
          </table:table-cell>
          <table:table-cell office:value-type="float" office:value="310" calcext:value-type="float">
            <text:p>310</text:p>
          </table:table-cell>
          <table:table-cell table:formula="of:=&quot;3x&quot; &amp; [.A88] &amp; &quot; A2XFY&quot; &amp; &quot;, 33kV&quot;" office:value-type="string" office:string-value="3x300 A2XFY, 33kV" calcext:value-type="string">
            <text:p>3x300 A2XFY, 33kV</text:p>
          </table:table-cell>
          <table:table-cell table:style-name="ce4" office:value-type="string" calcext:value-type="string">
            <text:p>Aluminium XLPE Cables Armoured – IS:7098-2 (In Duct)</text:p>
          </table:table-cell>
          <table:table-cell table:formula="of:=[.G88]" office:value-type="string" office:string-value="3x300 A2XFY, 33kV" calcext:value-type="string">
            <text:p>3x300 A2XFY, 33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8]*1000" office:value-type="float" office:value="230" calcext:value-type="float">
            <text:p>230</text:p>
          </table:table-cell>
          <table:table-cell table:formula="of:=[.F88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88]+1.1*138*(1+0.003*20)/(3.14*[.E88]*[.D88]);4)" office:value-type="float" office:value="0.7757" calcext:value-type="float">
            <text:p>0.7757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88]*[.D88]/1000;2)" office:value-type="float" office:value="15.45" calcext:value-type="float">
            <text:p>15.45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table:style-name="ce4" table:formula="of:=[.B89]-[.C89]*2-[.D89]" office:value-type="float" office:value="58.48" calcext:value-type="float">
            <text:p>58.48</text:p>
          </table:table-cell>
          <table:table-cell office:value-type="float" office:value="190" calcext:value-type="float">
            <text:p>190</text:p>
          </table:table-cell>
          <table:table-cell table:formula="of:=&quot;3x&quot; &amp; [.A89] &amp; &quot; A2XFY&quot; &amp; &quot;, 11kV&quot;" office:value-type="string" office:string-value="3x95 A2XFY, 11kV" calcext:value-type="string">
            <text:p>3x95 A2XFY, 11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89]" office:value-type="string" office:string-value="3x95 A2XFY, 11kV" calcext:value-type="string">
            <text:p>3x95 A2XFY, 11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89]*1000" office:value-type="float" office:value="210" calcext:value-type="float">
            <text:p>210</text:p>
          </table:table-cell>
          <table:table-cell table:formula="of:=[.F89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89]+1.1*138*(1+0.003*20)/(3.14*[.E89]*[.D89]);4)" office:value-type="float" office:value="1.5053" calcext:value-type="float">
            <text:p>1.5053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89]*[.D89]/1000;2)" office:value-type="float" office:value="9.11" calcext:value-type="float">
            <text:p>9.11</text:p>
          </table:table-cell>
          <table:table-cell office:value-type="float" office:value="0.21" calcext:value-type="float">
            <text:p>0.21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90]-[.C90]*2-[.D90]" office:value-type="float" office:value="62.16" calcext:value-type="float">
            <text:p>62.16</text:p>
          </table:table-cell>
          <table:table-cell office:value-type="float" office:value="220" calcext:value-type="float">
            <text:p>220</text:p>
          </table:table-cell>
          <table:table-cell table:formula="of:=&quot;3x&quot; &amp; [.A90] &amp; &quot; A2XFY&quot; &amp; &quot;, 11kV&quot;" office:value-type="string" office:string-value="3x120 A2XFY, 11kV" calcext:value-type="string">
            <text:p>3x120 A2XFY, 11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0]" office:value-type="string" office:string-value="3x120 A2XFY, 11kV" calcext:value-type="string">
            <text:p>3x120 A2XFY, 11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0]*1000" office:value-type="float" office:value="230" calcext:value-type="float">
            <text:p>230</text:p>
          </table:table-cell>
          <table:table-cell table:formula="of:=[.F90]/1000" office:value-type="float" office:value="0.22" calcext:value-type="float">
            <text:p>0.22</text:p>
          </table:table-cell>
          <table:table-cell table:style-name="ce2" office:value-type="string" calcext:value-type="string">
            <text:p>Under Ground</text:p>
          </table:table-cell>
          <table:table-cell table:formula="of:=ROUND([.J90]+1.1*138*(1+0.003*20)/(3.14*[.E90]*[.D90]);4)" office:value-type="float" office:value="1.3555" calcext:value-type="float">
            <text:p>1.3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90]*[.D90]/1000;2)" office:value-type="float" office:value="9.68" calcext:value-type="float">
            <text:p>9.68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91]-[.C91]*2-[.D91]" office:value-type="float" office:value="65.16" calcext:value-type="float">
            <text:p>65.16</text:p>
          </table:table-cell>
          <table:table-cell office:value-type="float" office:value="245" calcext:value-type="float">
            <text:p>245</text:p>
          </table:table-cell>
          <table:table-cell table:formula="of:=&quot;3x&quot; &amp; [.A91] &amp; &quot; A2XFY&quot; &amp; &quot;, 11kV&quot;" office:value-type="string" office:string-value="3x150 A2XFY, 11kV" calcext:value-type="string">
            <text:p>3x150 A2XFY, 11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1]" office:value-type="string" office:string-value="3x150 A2XFY, 11kV" calcext:value-type="string">
            <text:p>3x150 A2XFY, 11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1]*1000" office:value-type="float" office:value="250" calcext:value-type="float">
            <text:p>250</text:p>
          </table:table-cell>
          <table:table-cell table:formula="of:=[.F91]/1000" office:value-type="float" office:value="0.245" calcext:value-type="float">
            <text:p>0.245</text:p>
          </table:table-cell>
          <table:table-cell table:style-name="ce2" office:value-type="string" calcext:value-type="string">
            <text:p>Under Ground</text:p>
          </table:table-cell>
          <table:table-cell table:formula="of:=ROUND([.J91]+1.1*138*(1+0.003*20)/(3.14*[.E91]*[.D91]);4)" office:value-type="float" office:value="1.2481" calcext:value-type="float">
            <text:p>1.2481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91]*[.D91]/1000;2)" office:value-type="float" office:value="10.15" calcext:value-type="float">
            <text:p>10.15</text:p>
          </table:table-cell>
          <table:table-cell office:value-type="float" office:value="0.25" calcext:value-type="float">
            <text:p>0.25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92]-[.C92]*2-[.D92]" office:value-type="float" office:value="68.84" calcext:value-type="float">
            <text:p>68.84</text:p>
          </table:table-cell>
          <table:table-cell office:value-type="float" office:value="275" calcext:value-type="float">
            <text:p>275</text:p>
          </table:table-cell>
          <table:table-cell table:formula="of:=&quot;3x&quot; &amp; [.A92] &amp; &quot; A2XFY&quot; &amp; &quot;, 11kV&quot;" office:value-type="string" office:string-value="3x185 A2XFY, 11kV" calcext:value-type="string">
            <text:p>3x185 A2XFY, 11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2]" office:value-type="string" office:string-value="3x185 A2XFY, 11kV" calcext:value-type="string">
            <text:p>3x185 A2XFY, 11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2]*1000" office:value-type="float" office:value="260" calcext:value-type="float">
            <text:p>260</text:p>
          </table:table-cell>
          <table:table-cell table:formula="of:=[.F92]/1000" office:value-type="float" office:value="0.275" calcext:value-type="float">
            <text:p>0.275</text:p>
          </table:table-cell>
          <table:table-cell table:style-name="ce2" office:value-type="string" calcext:value-type="string">
            <text:p>Under Ground</text:p>
          </table:table-cell>
          <table:table-cell table:formula="of:=ROUND([.J92]+1.1*138*(1+0.003*20)/(3.14*[.E92]*[.D92]);4)" office:value-type="float" office:value="1.1415" calcext:value-type="float">
            <text:p>1.1415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92]*[.D92]/1000;2)" office:value-type="float" office:value="10.72" calcext:value-type="float">
            <text:p>10.72</text:p>
          </table:table-cell>
          <table:table-cell office:value-type="float" office:value="0.26" calcext:value-type="float">
            <text:p>0.26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93]-[.C93]*2-[.D93]" office:value-type="float" office:value="74.52" calcext:value-type="float">
            <text:p>74.52</text:p>
          </table:table-cell>
          <table:table-cell office:value-type="float" office:value="315" calcext:value-type="float">
            <text:p>315</text:p>
          </table:table-cell>
          <table:table-cell table:formula="of:=&quot;3x&quot; &amp; [.A93] &amp; &quot; A2XFY&quot; &amp; &quot;, 11kV&quot;" office:value-type="string" office:string-value="3x240 A2XFY, 11kV" calcext:value-type="string">
            <text:p>3x240 A2XFY, 11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3]" office:value-type="string" office:string-value="3x240 A2XFY, 11kV" calcext:value-type="string">
            <text:p>3x240 A2XFY, 11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3]*1000" office:value-type="float" office:value="290" calcext:value-type="float">
            <text:p>290</text:p>
          </table:table-cell>
          <table:table-cell table:formula="of:=[.F93]/1000" office:value-type="float" office:value="0.315" calcext:value-type="float">
            <text:p>0.315</text:p>
          </table:table-cell>
          <table:table-cell table:style-name="ce2" office:value-type="string" calcext:value-type="string">
            <text:p>Under Ground</text:p>
          </table:table-cell>
          <table:table-cell table:formula="of:=ROUND([.J93]+1.1*138*(1+0.003*20)/(3.14*[.E93]*[.D93]);4)" office:value-type="float" office:value="1.0216" calcext:value-type="float">
            <text:p>1.0216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93]*[.D93]/1000;2)" office:value-type="float" office:value="11.61" calcext:value-type="float">
            <text:p>11.61</text:p>
          </table:table-cell>
          <table:table-cell office:value-type="float" office:value="0.29" calcext:value-type="float">
            <text:p>0.29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94]-[.C94]*2-[.D94]" office:value-type="float" office:value="78.2" calcext:value-type="float">
            <text:p>78.2</text:p>
          </table:table-cell>
          <table:table-cell office:value-type="float" office:value="355" calcext:value-type="float">
            <text:p>355</text:p>
          </table:table-cell>
          <table:table-cell table:formula="of:=&quot;3x&quot; &amp; [.A94] &amp; &quot; A2XFY&quot; &amp; &quot;, 11kV&quot;" office:value-type="string" office:string-value="3x300 A2XFY, 11kV" calcext:value-type="string">
            <text:p>3x300 A2XFY, 11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4]" office:value-type="string" office:string-value="3x300 A2XFY, 11kV" calcext:value-type="string">
            <text:p>3x300 A2XFY, 11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4]*1000" office:value-type="float" office:value="320" calcext:value-type="float">
            <text:p>320</text:p>
          </table:table-cell>
          <table:table-cell table:formula="of:=[.F94]/1000" office:value-type="float" office:value="0.355" calcext:value-type="float">
            <text:p>0.355</text:p>
          </table:table-cell>
          <table:table-cell table:style-name="ce2" office:value-type="string" calcext:value-type="string">
            <text:p>Under Ground</text:p>
          </table:table-cell>
          <table:table-cell table:formula="of:=ROUND([.J94]+1.1*138*(1+0.003*20)/(3.14*[.E94]*[.D94]);4)" office:value-type="float" office:value="0.9491" calcext:value-type="float">
            <text:p>0.949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94]*[.D94]/1000;2)" office:value-type="float" office:value="12.18" calcext:value-type="float">
            <text:p>12.18</text:p>
          </table:table-cell>
          <table:table-cell office:value-type="float" office:value="0.32" calcext:value-type="float">
            <text:p>0.32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2.52" calcext:value-type="float">
            <text:p>2.52</text:p>
          </table:table-cell>
          <table:table-cell office:value-type="float" office:value="0.8" calcext:value-type="float">
            <text:p>0.8</text:p>
          </table:table-cell>
          <table:table-cell table:style-name="ce4" table:formula="of:=[.B95]-[.C95]*2-[.D95]" office:value-type="float" office:value="66.16" calcext:value-type="float">
            <text:p>66.16</text:p>
          </table:table-cell>
          <table:table-cell office:value-type="float" office:value="190" calcext:value-type="float">
            <text:p>190</text:p>
          </table:table-cell>
          <table:table-cell table:formula="of:=&quot;3x&quot; &amp; [.A95] &amp; &quot; A2XFY&quot; &amp; &quot;, 22kV&quot;" office:value-type="string" office:string-value="3x95 A2XFY, 22kV" calcext:value-type="string">
            <text:p>3x95 A2XFY, 22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5]" office:value-type="string" office:string-value="3x95 A2XFY, 22kV" calcext:value-type="string">
            <text:p>3x95 A2XFY, 22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5]*1000" office:value-type="float" office:value="200" calcext:value-type="float">
            <text:p>200</text:p>
          </table:table-cell>
          <table:table-cell table:formula="of:=[.F95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95]+1.1*138*(1+0.003*20)/(3.14*[.E95]*[.D95]);4)" office:value-type="float" office:value="1.3782" calcext:value-type="float">
            <text:p>1.3782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95]*[.D95]/1000;2)"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96]-[.C96]*2-[.D96]" office:value-type="float" office:value="68.84" calcext:value-type="float">
            <text:p>68.84</text:p>
          </table:table-cell>
          <table:table-cell office:value-type="float" office:value="215" calcext:value-type="float">
            <text:p>215</text:p>
          </table:table-cell>
          <table:table-cell table:formula="of:=&quot;3x&quot; &amp; [.A96] &amp; &quot; A2XFY&quot; &amp; &quot;, 22kV&quot;" office:value-type="string" office:string-value="3x120 A2XFY, 22kV" calcext:value-type="string">
            <text:p>3x120 A2XFY, 22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6]" office:value-type="string" office:string-value="3x120 A2XFY, 22kV" calcext:value-type="string">
            <text:p>3x120 A2XFY, 22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6]*1000" office:value-type="float" office:value="220" calcext:value-type="float">
            <text:p>220</text:p>
          </table:table-cell>
          <table:table-cell table:formula="of:=[.F96]/1000" office:value-type="float" office:value="0.215" calcext:value-type="float">
            <text:p>0.215</text:p>
          </table:table-cell>
          <table:table-cell table:style-name="ce2" office:value-type="string" calcext:value-type="string">
            <text:p>Under Ground</text:p>
          </table:table-cell>
          <table:table-cell table:formula="of:=ROUND([.J96]+1.1*138*(1+0.003*20)/(3.14*[.E96]*[.D96]);4)" office:value-type="float" office:value="1.2555" calcext:value-type="float">
            <text:p>1.2555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96]*[.D96]/1000;2)" office:value-type="float" office:value="10.72" calcext:value-type="float">
            <text:p>10.72</text:p>
          </table:table-cell>
          <table:table-cell office:value-type="float" office:value="0.22" calcext:value-type="float">
            <text:p>0.22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.68" calcext:value-type="float">
            <text:p>2.68</text:p>
          </table:table-cell>
          <table:table-cell office:value-type="float" office:value="0.8" calcext:value-type="float">
            <text:p>0.8</text:p>
          </table:table-cell>
          <table:table-cell table:style-name="ce4" table:formula="of:=[.B97]-[.C97]*2-[.D97]" office:value-type="float" office:value="71.84" calcext:value-type="float">
            <text:p>71.84</text:p>
          </table:table-cell>
          <table:table-cell office:value-type="float" office:value="240" calcext:value-type="float">
            <text:p>240</text:p>
          </table:table-cell>
          <table:table-cell table:formula="of:=&quot;3x&quot; &amp; [.A97] &amp; &quot; A2XFY&quot; &amp; &quot;, 22kV&quot;" office:value-type="string" office:string-value="3x150 A2XFY, 22kV" calcext:value-type="string">
            <text:p>3x150 A2XFY, 22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7]" office:value-type="string" office:string-value="3x150 A2XFY, 22kV" calcext:value-type="string">
            <text:p>3x150 A2XFY, 22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7]*1000" office:value-type="float" office:value="230" calcext:value-type="float">
            <text:p>230</text:p>
          </table:table-cell>
          <table:table-cell table:formula="of:=[.F97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97]+1.1*138*(1+0.003*20)/(3.14*[.E97]*[.D97]);4)" office:value-type="float" office:value="1.1566" calcext:value-type="float">
            <text:p>1.156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97]*[.D97]/1000;2)" office:value-type="float" office:value="11.19" calcext:value-type="float">
            <text:p>11.19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98]-[.C98]*2-[.D98]" office:value-type="float" office:value="76.52" calcext:value-type="float">
            <text:p>76.52</text:p>
          </table:table-cell>
          <table:table-cell office:value-type="float" office:value="270" calcext:value-type="float">
            <text:p>270</text:p>
          </table:table-cell>
          <table:table-cell table:formula="of:=&quot;3x&quot; &amp; [.A98] &amp; &quot; A2XFY&quot; &amp; &quot;, 22kV&quot;" office:value-type="string" office:string-value="3x185 A2XFY, 22kV" calcext:value-type="string">
            <text:p>3x185 A2XFY, 22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8]" office:value-type="string" office:string-value="3x185 A2XFY, 22kV" calcext:value-type="string">
            <text:p>3x185 A2XFY, 22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8]*1000" office:value-type="float" office:value="250" calcext:value-type="float">
            <text:p>250</text:p>
          </table:table-cell>
          <table:table-cell table:formula="of:=[.F98]/1000" office:value-type="float" office:value="0.27" calcext:value-type="float">
            <text:p>0.27</text:p>
          </table:table-cell>
          <table:table-cell table:style-name="ce2" office:value-type="string" calcext:value-type="string">
            <text:p>Under Ground</text:p>
          </table:table-cell>
          <table:table-cell table:formula="of:=ROUND([.J98]+1.1*138*(1+0.003*20)/(3.14*[.E98]*[.D98]);4)" office:value-type="float" office:value="1.0481" calcext:value-type="float">
            <text:p>1.0481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98]*[.D98]/1000;2)" office:value-type="float" office:value="11.92" calcext:value-type="float">
            <text:p>11.92</text:p>
          </table:table-cell>
          <table:table-cell office:value-type="float" office:value="0.25" calcext:value-type="float">
            <text:p>0.25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99]-[.C99]*2-[.D99]" office:value-type="float" office:value="83.2" calcext:value-type="float">
            <text:p>83.2</text:p>
          </table:table-cell>
          <table:table-cell office:value-type="float" office:value="310" calcext:value-type="float">
            <text:p>310</text:p>
          </table:table-cell>
          <table:table-cell table:formula="of:=&quot;3x&quot; &amp; [.A99] &amp; &quot; A2XFY&quot; &amp; &quot;, 22kV&quot;" office:value-type="string" office:string-value="3x240 A2XFY, 22kV" calcext:value-type="string">
            <text:p>3x240 A2XFY, 22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99]" office:value-type="string" office:string-value="3x240 A2XFY, 22kV" calcext:value-type="string">
            <text:p>3x240 A2XFY, 22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99]*1000" office:value-type="float" office:value="270" calcext:value-type="float">
            <text:p>270</text:p>
          </table:table-cell>
          <table:table-cell table:formula="of:=[.F99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99]+1.1*138*(1+0.003*20)/(3.14*[.E99]*[.D99]);4)" office:value-type="float" office:value="0.9319" calcext:value-type="float">
            <text:p>0.931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99]*[.D99]/1000;2)" office:value-type="float" office:value="12.96" calcext:value-type="float">
            <text:p>12.96</text:p>
          </table:table-cell>
          <table:table-cell office:value-type="float" office:value="0.27" calcext:value-type="float">
            <text:p>0.27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0]-[.C100]*2-[.D100]" office:value-type="float" office:value="86.2" calcext:value-type="float">
            <text:p>86.2</text:p>
          </table:table-cell>
          <table:table-cell office:value-type="float" office:value="350" calcext:value-type="float">
            <text:p>350</text:p>
          </table:table-cell>
          <table:table-cell table:formula="of:=&quot;3x&quot; &amp; [.A100] &amp; &quot; A2XFY&quot; &amp; &quot;, 22kV&quot;" office:value-type="string" office:string-value="3x300 A2XFY, 22kV" calcext:value-type="string">
            <text:p>3x300 A2XFY, 22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0]" office:value-type="string" office:string-value="3x300 A2XFY, 22kV" calcext:value-type="string">
            <text:p>3x300 A2XFY, 22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0]*1000" office:value-type="float" office:value="300" calcext:value-type="float">
            <text:p>300</text:p>
          </table:table-cell>
          <table:table-cell table:formula="of:=[.F100]/1000" office:value-type="float" office:value="0.35" calcext:value-type="float">
            <text:p>0.35</text:p>
          </table:table-cell>
          <table:table-cell table:style-name="ce2" office:value-type="string" calcext:value-type="string">
            <text:p>Under Ground</text:p>
          </table:table-cell>
          <table:table-cell table:formula="of:=ROUND([.J100]+1.1*138*(1+0.003*20)/(3.14*[.E100]*[.D100]);4)" office:value-type="float" office:value="0.8731" calcext:value-type="float">
            <text:p>0.8731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100]*[.D100]/1000;2)" office:value-type="float" office:value="13.43" calcext:value-type="float">
            <text:p>13.43</text:p>
          </table:table-cell>
          <table:table-cell office:value-type="float" office:value="0.3" calcext:value-type="float">
            <text:p>0.3</text:p>
          </table:table-cell>
          <table:table-cell table:number-columns-repeated="4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101]-[.C101]*2-[.D101]" office:value-type="float" office:value="79.52" calcext:value-type="float">
            <text:p>79.52</text:p>
          </table:table-cell>
          <table:table-cell office:value-type="float" office:value="190" calcext:value-type="float">
            <text:p>190</text:p>
          </table:table-cell>
          <table:table-cell table:formula="of:=&quot;3x&quot; &amp; [.A101] &amp; &quot; A2XFY&quot; &amp; &quot;, 33kV&quot;" office:value-type="string" office:string-value="3x95 A2XFY, 33kV" calcext:value-type="string">
            <text:p>3x95 A2XFY, 33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1]" office:value-type="string" office:string-value="3x95 A2XFY, 33kV" calcext:value-type="string">
            <text:p>3x95 A2XFY, 33kV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1]*1000" office:value-type="float" office:value="150" calcext:value-type="float">
            <text:p>150</text:p>
          </table:table-cell>
          <table:table-cell table:formula="of:=[.F101]/1000" office:value-type="float" office:value="0.19" calcext:value-type="float">
            <text:p>0.19</text:p>
          </table:table-cell>
          <table:table-cell table:style-name="ce2" office:value-type="string" calcext:value-type="string">
            <text:p>Under Ground</text:p>
          </table:table-cell>
          <table:table-cell table:formula="of:=ROUND([.J101]+1.1*138*(1+0.003*20)/(3.14*[.E101]*[.D101]);4)" office:value-type="float" office:value="1.2155" calcext:value-type="float">
            <text:p>1.2155</text:p>
          </table:table-cell>
          <table:table-cell office:value-type="float" office:value="0.3" calcext:value-type="float">
            <text:p>0.3</text:p>
          </table:table-cell>
          <table:table-cell office:value-type="float" office:value="8.93" calcext:value-type="float">
            <text:p>8.93</text:p>
          </table:table-cell>
          <table:table-cell table:formula="of:=ROUND(62*3.14*[.E101]*[.D101]/1000;2)" office:value-type="float" office:value="12.38" calcext:value-type="float">
            <text:p>12.38</text:p>
          </table:table-cell>
          <table:table-cell office:value-type="float" office:value="0.15" calcext:value-type="float">
            <text:p>0.15</text:p>
          </table:table-cell>
          <table:table-cell table:number-columns-repeated="4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2.84" calcext:value-type="float">
            <text:p>2.84</text:p>
          </table:table-cell>
          <table:table-cell office:value-type="float" office:value="0.8" calcext:value-type="float">
            <text:p>0.8</text:p>
          </table:table-cell>
          <table:table-cell table:style-name="ce4" table:formula="of:=[.B102]-[.C102]*2-[.D102]" office:value-type="float" office:value="83.52" calcext:value-type="float">
            <text:p>83.52</text:p>
          </table:table-cell>
          <table:table-cell office:value-type="float" office:value="215" calcext:value-type="float">
            <text:p>215</text:p>
          </table:table-cell>
          <table:table-cell table:formula="of:=&quot;3x&quot; &amp; [.A102] &amp; &quot; A2XFY&quot; &amp; &quot;, 33kV&quot;" office:value-type="string" office:string-value="3x120 A2XFY, 33kV" calcext:value-type="string">
            <text:p>3x120 A2XFY, 33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2]" office:value-type="string" office:string-value="3x120 A2XFY, 33kV" calcext:value-type="string">
            <text:p>3x120 A2XFY, 33kV</text:p>
          </table:table-cell>
          <table:table-cell office:value-type="float" office:value="0.325" calcext:value-type="float">
            <text:p>0.32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2]*1000" office:value-type="float" office:value="160" calcext:value-type="float">
            <text:p>160</text:p>
          </table:table-cell>
          <table:table-cell table:formula="of:=[.F102]/1000" office:value-type="float" office:value="0.215" calcext:value-type="float">
            <text:p>0.215</text:p>
          </table:table-cell>
          <table:table-cell table:style-name="ce2" office:value-type="string" calcext:value-type="string">
            <text:p>Under Ground</text:p>
          </table:table-cell>
          <table:table-cell table:formula="of:=ROUND([.J102]+1.1*138*(1+0.003*20)/(3.14*[.E102]*[.D102]);4)" office:value-type="float" office:value="1.092" calcext:value-type="float">
            <text:p>1.092</text:p>
          </table:table-cell>
          <table:table-cell office:value-type="float" office:value="0.3" calcext:value-type="float">
            <text:p>0.3</text:p>
          </table:table-cell>
          <table:table-cell office:value-type="float" office:value="11.28" calcext:value-type="float">
            <text:p>11.28</text:p>
          </table:table-cell>
          <table:table-cell table:formula="of:=ROUND(62*3.14*[.E102]*[.D102]/1000;2)" office:value-type="float" office:value="13.01" calcext:value-type="float">
            <text:p>13.01</text:p>
          </table:table-cell>
          <table:table-cell office:value-type="float" office:value="0.16" calcext:value-type="float">
            <text:p>0.16</text:p>
          </table:table-cell>
          <table:table-cell table:number-columns-repeated="4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3]-[.C103]*2-[.D103]" office:value-type="float" office:value="87.2" calcext:value-type="float">
            <text:p>87.2</text:p>
          </table:table-cell>
          <table:table-cell office:value-type="float" office:value="240" calcext:value-type="float">
            <text:p>240</text:p>
          </table:table-cell>
          <table:table-cell table:formula="of:=&quot;3x&quot; &amp; [.A103] &amp; &quot; A2XFY&quot; &amp; &quot;, 33kV&quot;" office:value-type="string" office:string-value="3x150 A2XFY, 33kV" calcext:value-type="string">
            <text:p>3x150 A2XFY, 33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3]" office:value-type="string" office:string-value="3x150 A2XFY, 33kV" calcext:value-type="string">
            <text:p>3x150 A2XFY, 33kV</text:p>
          </table:table-cell>
          <table:table-cell office:value-type="float" office:value="0.265" calcext:value-type="float">
            <text:p>0.265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3]*1000" office:value-type="float" office:value="180" calcext:value-type="float">
            <text:p>180</text:p>
          </table:table-cell>
          <table:table-cell table:formula="of:=[.F103]/1000" office:value-type="float" office:value="0.24" calcext:value-type="float">
            <text:p>0.24</text:p>
          </table:table-cell>
          <table:table-cell table:style-name="ce2" office:value-type="string" calcext:value-type="string">
            <text:p>Under Ground</text:p>
          </table:table-cell>
          <table:table-cell table:formula="of:=ROUND([.J103]+1.1*138*(1+0.003*20)/(3.14*[.E103]*[.D103]);4)" office:value-type="float" office:value="0.9996" calcext:value-type="float">
            <text:p>0.9996</text:p>
          </table:table-cell>
          <table:table-cell office:value-type="float" office:value="0.3" calcext:value-type="float">
            <text:p>0.3</text:p>
          </table:table-cell>
          <table:table-cell office:value-type="float" office:value="14.1" calcext:value-type="float">
            <text:p>14.1</text:p>
          </table:table-cell>
          <table:table-cell table:formula="of:=ROUND(62*3.14*[.E103]*[.D103]/1000;2)" office:value-type="float" office:value="13.58" calcext:value-type="float">
            <text:p>13.58</text:p>
          </table:table-cell>
          <table:table-cell office:value-type="float" office:value="0.18" calcext:value-type="float">
            <text:p>0.18</text:p>
          </table:table-cell>
          <table:table-cell table:number-columns-repeated="4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4]-[.C104]*2-[.D104]" office:value-type="float" office:value="90.2" calcext:value-type="float">
            <text:p>90.2</text:p>
          </table:table-cell>
          <table:table-cell office:value-type="float" office:value="270" calcext:value-type="float">
            <text:p>270</text:p>
          </table:table-cell>
          <table:table-cell table:formula="of:=&quot;3x&quot; &amp; [.A104] &amp; &quot; A2XFY&quot; &amp; &quot;, 33kV&quot;" office:value-type="string" office:string-value="3x185 A2XFY, 33kV" calcext:value-type="string">
            <text:p>3x185 A2XFY, 33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4]" office:value-type="string" office:string-value="3x185 A2XFY, 33kV" calcext:value-type="string">
            <text:p>3x185 A2XFY, 33kV</text:p>
          </table:table-cell>
          <table:table-cell office:value-type="float" office:value="0.211" calcext:value-type="float">
            <text:p>0.211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4]*1000" office:value-type="float" office:value="190" calcext:value-type="float">
            <text:p>190</text:p>
          </table:table-cell>
          <table:table-cell table:formula="of:=[.F104]/1000" office:value-type="float" office:value="0.27" calcext:value-type="float">
            <text:p>0.27</text:p>
          </table:table-cell>
          <table:table-cell table:style-name="ce2" office:value-type="string" calcext:value-type="string">
            <text:p>Under Ground</text:p>
          </table:table-cell>
          <table:table-cell table:formula="of:=ROUND([.J104]+1.1*138*(1+0.003*20)/(3.14*[.E104]*[.D104]);4)" office:value-type="float" office:value="0.9212" calcext:value-type="float">
            <text:p>0.9212</text:p>
          </table:table-cell>
          <table:table-cell office:value-type="float" office:value="0.3" calcext:value-type="float">
            <text:p>0.3</text:p>
          </table:table-cell>
          <table:table-cell office:value-type="float" office:value="17.39" calcext:value-type="float">
            <text:p>17.39</text:p>
          </table:table-cell>
          <table:table-cell table:formula="of:=ROUND(62*3.14*[.E104]*[.D104]/1000;2)" office:value-type="float" office:value="14.05" calcext:value-type="float">
            <text:p>14.05</text:p>
          </table:table-cell>
          <table:table-cell office:value-type="float" office:value="0.19" calcext:value-type="float">
            <text:p>0.19</text:p>
          </table:table-cell>
          <table:table-cell table:number-columns-repeated="45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5]-[.C105]*2-[.D105]" office:value-type="float" office:value="96.2" calcext:value-type="float">
            <text:p>96.2</text:p>
          </table:table-cell>
          <table:table-cell office:value-type="float" office:value="310" calcext:value-type="float">
            <text:p>310</text:p>
          </table:table-cell>
          <table:table-cell table:formula="of:=&quot;3x&quot; &amp; [.A105] &amp; &quot; A2XFY&quot; &amp; &quot;, 33kV&quot;" office:value-type="string" office:string-value="3x240 A2XFY, 33kV" calcext:value-type="string">
            <text:p>3x240 A2XFY, 33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5]" office:value-type="string" office:string-value="3x240 A2XFY, 33kV" calcext:value-type="string">
            <text:p>3x240 A2XFY, 33kV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5]*1000" office:value-type="float" office:value="210" calcext:value-type="float">
            <text:p>210</text:p>
          </table:table-cell>
          <table:table-cell table:formula="of:=[.F105]/1000" office:value-type="float" office:value="0.31" calcext:value-type="float">
            <text:p>0.31</text:p>
          </table:table-cell>
          <table:table-cell table:style-name="ce2" office:value-type="string" calcext:value-type="string">
            <text:p>Under Ground</text:p>
          </table:table-cell>
          <table:table-cell table:formula="of:=ROUND([.J105]+1.1*138*(1+0.003*20)/(3.14*[.E105]*[.D105]);4)" office:value-type="float" office:value="0.8279" calcext:value-type="float">
            <text:p>0.8279</text:p>
          </table:table-cell>
          <table:table-cell office:value-type="float" office:value="0.3" calcext:value-type="float">
            <text:p>0.3</text:p>
          </table:table-cell>
          <table:table-cell office:value-type="float" office:value="22.56" calcext:value-type="float">
            <text:p>22.56</text:p>
          </table:table-cell>
          <table:table-cell table:formula="of:=ROUND(62*3.14*[.E105]*[.D105]/1000;2)" office:value-type="float" office:value="14.98" calcext:value-type="float">
            <text:p>14.98</text:p>
          </table:table-cell>
          <table:table-cell office:value-type="float" office:value="0.21" calcext:value-type="float">
            <text:p>0.21</text:p>
          </table:table-cell>
          <table:table-cell table:number-columns-repeated="4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style-name="ce4" table:formula="of:=[.B106]-[.C106]*2-[.D106]" office:value-type="float" office:value="99.2" calcext:value-type="float">
            <text:p>99.2</text:p>
          </table:table-cell>
          <table:table-cell office:value-type="float" office:value="350" calcext:value-type="float">
            <text:p>350</text:p>
          </table:table-cell>
          <table:table-cell table:formula="of:=&quot;3x&quot; &amp; [.A106] &amp; &quot; A2XFY&quot; &amp; &quot;, 33kV&quot;" office:value-type="string" office:string-value="3x300 A2XFY, 33kV" calcext:value-type="string">
            <text:p>3x300 A2XFY, 33kV</text:p>
          </table:table-cell>
          <table:table-cell table:style-name="ce4" office:value-type="string" calcext:value-type="string">
            <text:p>Aluminium XLPE Cables Armoured – IS:7098-2 (In Ground)</text:p>
          </table:table-cell>
          <table:table-cell table:formula="of:=[.G106]" office:value-type="string" office:string-value="3x300 A2XFY, 33kV" calcext:value-type="string">
            <text:p>3x300 A2XFY, 33kV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S106]*1000" office:value-type="float" office:value="230" calcext:value-type="float">
            <text:p>230</text:p>
          </table:table-cell>
          <table:table-cell table:formula="of:=[.F106]/1000" office:value-type="float" office:value="0.35" calcext:value-type="float">
            <text:p>0.35</text:p>
          </table:table-cell>
          <table:table-cell table:style-name="ce2" office:value-type="string" calcext:value-type="string">
            <text:p>Under Ground</text:p>
          </table:table-cell>
          <table:table-cell table:formula="of:=ROUND([.J106]+1.1*138*(1+0.003*20)/(3.14*[.E106]*[.D106]);4)" office:value-type="float" office:value="0.7757" calcext:value-type="float">
            <text:p>0.7757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table:formula="of:=ROUND(62*3.14*[.E106]*[.D106]/1000;2)" office:value-type="float" office:value="15.45" calcext:value-type="float">
            <text:p>15.45</text:p>
          </table:table-cell>
          <table:table-cell office:value-type="float" office:value="0.23" calcext:value-type="float">
            <text:p>0.23</text:p>
          </table:table-cell>
          <table:table-cell table:number-columns-repeated="45"/>
        </table:table-row>
        <table:table-row table:style-name="ro3" table:number-rows-repeated="10484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0T21:40:04.051483510</meta:creation-date>
    <dc:date>2022-12-06T11:56:33.037796618</dc:date>
    <meta:editing-duration>PT7H45S</meta:editing-duration>
    <meta:editing-cycles>68</meta:editing-cycles>
    <meta:generator>LibreOffice/7.3.7.2$Linux_X86_64 LibreOffice_project/30$Build-2</meta:generator>
    <dc:creator>Manu Varkey</dc:creator>
    <meta:document-statistic meta:table-count="1" meta:cell-count="1446" meta:object-count="0"/>
  </office:meta>
</office:document-meta>
</file>